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4.31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0.13mm"/>
    </style:style>
    <style:style style:name="co17" style:family="table-column">
      <style:table-column-properties fo:break-before="auto" style:column-width="79.23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46.94mm"/>
    </style:style>
    <style:style style:name="co20" style:family="table-column">
      <style:table-column-properties fo:break-before="auto" style:column-width="13.95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14.64mm"/>
    </style:style>
    <style:style style:name="co23" style:family="table-column">
      <style:table-column-properties fo:break-before="auto" style:column-width="19.1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21.1mm"/>
    </style:style>
    <style:style style:name="co26" style:family="table-column">
      <style:table-column-properties fo:break-before="auto" style:column-width="3.81mm"/>
    </style:style>
    <style:style style:name="co27" style:family="table-column">
      <style:table-column-properties fo:break-before="auto" style:column-width="58.23mm"/>
    </style:style>
    <style:style style:name="co28" style:family="table-column">
      <style:table-column-properties fo:break-before="auto" style:column-width="20.21mm"/>
    </style:style>
    <style:style style:name="co29" style:family="table-column">
      <style:table-column-properties fo:break-before="auto" style:column-width="86.85mm"/>
    </style:style>
    <style:style style:name="co30" style:family="table-column">
      <style:table-column-properties fo:break-before="auto" style:column-width="17.41mm"/>
    </style:style>
    <style:style style:name="co31" style:family="table-column">
      <style:table-column-properties fo:break-before="auto" style:column-width="20.64mm"/>
    </style:style>
    <style:style style:name="co32" style:family="table-column">
      <style:table-column-properties fo:break-before="auto" style:column-width="25.14mm"/>
    </style:style>
    <style:style style:name="co33" style:family="table-column">
      <style:table-column-properties fo:break-before="auto" style:column-width="23mm"/>
    </style:style>
    <style:style style:name="co34" style:family="table-column">
      <style:table-column-properties fo:break-before="auto" style:column-width="46.23mm"/>
    </style:style>
    <style:style style:name="co35" style:family="table-column">
      <style:table-column-properties fo:break-before="auto" style:column-width="13.76mm"/>
    </style:style>
    <style:style style:name="co36" style:family="table-column">
      <style:table-column-properties fo:break-before="auto" style:column-width="2.58mm"/>
    </style:style>
    <style:style style:name="co37" style:family="table-column">
      <style:table-column-properties fo:break-before="auto" style:column-width="72.44mm"/>
    </style:style>
    <style:style style:name="co38" style:family="table-column">
      <style:table-column-properties fo:break-before="auto" style:column-width="42.12mm"/>
    </style:style>
    <style:style style:name="co39" style:family="table-column">
      <style:table-column-properties fo:break-before="auto" style:column-width="59.43mm"/>
    </style:style>
    <style:style style:name="co40" style:family="table-column">
      <style:table-column-properties fo:break-before="auto" style:column-width="23.8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3" number:language="tr" number:country="TR">
      <number:number number:decimal-places="0" loext:min-decimal-places="0" number:min-integer-digits="1" number:grouping="true"/>
    </number:number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79"/>
    <style:style style:name="ce3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5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transparent"/>
    </style:style>
    <style:style style:name="ce17" style:family="table-cell" style:parent-style-name="Default" style:data-style-name="N4">
      <style:table-cell-properties fo:background-color="transparen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</style:style>
    <style:style style:name="ce33" style:family="table-cell" style:parent-style-name="Default" style:data-style-name="N4">
      <style:table-cell-properties fo:border-bottom="2.35pt double #000000" style:border-line-width-bottom="0.53mm 0.04mm 0.26mm" fo:border-left="none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4">
      <style:table-cell-properties fo:background-color="transparent"/>
      <style:text-properties style:font-name="Liberation Sans" fo:font-size="12pt" style:font-name-asian="Noto Sans CJK SC DemiLight" style:font-size-asian="12pt" style:font-name-complex="Noto Sans Devanagari" style:font-size-complex="12pt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53mm 0.04mm 0.26mm" fo:border-left="none" fo:border-right="2.35pt double #000000" style:border-line-width-right="0.53mm 0.04mm 0.26mm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4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ce54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1.05pt double #000000" style:border-line-width-top="0.12mm 0.12mm 0.12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39"/>
    <style:style style:name="ce56" style:family="table-cell" style:parent-style-name="Default" style:data-style-name="N39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39">
      <style:text-properties fo:font-size="12pt" style:font-size-asian="12pt" style:font-size-complex="12pt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3" style:family="table-cell" style:parent-style-name="Default" style:data-style-name="N4">
      <style:table-cell-properties fo:border="2.35pt double #000000" style:border-line-width="0.53mm 0.04mm 0.26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36"/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78" style:family="table-cell" style:parent-style-name="Excel_20_Built-in_20_Normal" style:data-style-name="N10036">
      <style:table-cell-properties style:rotation-align="none"/>
      <style:text-properties fo:font-size="10pt" style:font-size-asian="10pt" style:font-size-complex="10pt"/>
    </style:style>
    <style:style style:name="ce79" style:family="table-cell" style:parent-style-name="Excel_20_Built-in_20_Normal">
      <style:table-cell-properties style:rotation-align="none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81" style:family="table-cell" style:parent-style-name="Excel_20_Built-in_20_Normal" style:data-style-name="N10036">
      <style:table-cell-properties style:rotation-align="none"/>
    </style:style>
    <style:style style:name="ce82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Excel_20_Built-in_20_Normal" style:data-style-name="N10003">
      <style:table-cell-properties fo:background-color="#eeeeee" style:rotation-align="none"/>
    </style:style>
    <style:style style:name="ce84" style:family="table-cell" style:parent-style-name="Default">
      <style:table-cell-properties fo:background-color="#eeeeee"/>
    </style:style>
    <style:style style:name="ce85" style:family="table-cell" style:parent-style-name="Excel_20_Built-in_20_Normal" style:data-style-name="N10004">
      <style:table-cell-properties style:rotation-align="none"/>
      <style:text-properties fo:font-weight="normal" style:font-weight-asian="normal" style:font-weight-complex="normal"/>
    </style:style>
    <style:style style:name="ce86" style:family="table-cell" style:parent-style-name="Excel_20_Built-in_20_Normal" style:data-style-name="N10004">
      <style:table-cell-properties fo:background-color="#ffff00" style:rotation-align="none"/>
    </style:style>
    <style:style style:name="ce87" style:family="table-cell" style:parent-style-name="Excel_20_Built-in_20_Normal" style:data-style-name="N10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c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</style:style>
    <style:style style:name="ce98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a9d18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ormal" style:data-style-name="N1000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20_Built-in_20_Normal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10004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Normal" style:data-style-name="N10004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20_Built-in_20_Normal" style:data-style-name="N10004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 style:data-style-name="N10004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10004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1" office:value-type="string" calcext:value-type="string">
            <text:p>2011-2018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21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Lise kira geliri</text:p>
          </table:table-cell>
          <table:table-cell table:number-columns-repeated="4" table:style-name="ce22" office:value-type="percentage" office:value="0.25" calcext:value-type="percentage">
            <text:p>%25,00</text:p>
          </table:table-cell>
          <table:table-cell table:style-name="ce4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Lise.G1]" office:value-type="float" office:value="140883.86" calcext:value-type="float">
            <text:p>140.883,86</text:p>
          </table:table-cell>
          <table:table-cell table:style-name="ce23" table:formula="of:=[.A5]*[.B4]" office:value-type="float" office:value="35220.965" calcext:value-type="float">
            <text:p>35.220,97</text:p>
          </table:table-cell>
          <table:table-cell table:style-name="ce23" table:formula="of:=[.C4]*[.A5]" office:value-type="float" office:value="35220.965" calcext:value-type="float">
            <text:p>35.220,97</text:p>
          </table:table-cell>
          <table:table-cell table:style-name="ce23" table:formula="of:=[.D4]*[.A5]" office:value-type="float" office:value="35220.965" calcext:value-type="float">
            <text:p>35.220,97</text:p>
          </table:table-cell>
          <table:table-cell table:style-name="ce23" table:formula="of:=[.E4]*[.A5]" office:value-type="float" office:value="35220.965" calcext:value-type="float">
            <text:p>35.220,97</text:p>
          </table:table-cell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Aygaz Kira Geliri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Aygaz.G1]" office:value-type="float" office:value="17650" calcext:value-type="float">
            <text:p>17.650,00</text:p>
          </table:table-cell>
          <table:table-cell table:style-name="ce24" table:number-columns-repeated="2"/>
          <table:table-cell table:style-name="ce12" table:formula="of:=[.D6]*[.A7]" office:value-type="float" office:value="7942.5" calcext:value-type="float">
            <text:p>7.942,50</text:p>
          </table:table-cell>
          <table:table-cell table:style-name="ce31" table:formula="of:=[.E6]*[.A7]" office:value-type="float" office:value="3706.5" calcext:value-type="float">
            <text:p>3.706,50</text:p>
          </table:table-cell>
          <table:table-cell table:style-name="ce31" table:formula="of:=[.F6]*[.A7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AP Yıkama</text:p>
          </table:table-cell>
          <table:table-cell table:style-name="ce25" table:number-columns-repeated="2"/>
          <table:table-cell table:style-name="ce22" office:value-type="percentage" office:value="0.45" calcext:value-type="percentage">
            <text:p>%45,00</text:p>
          </table:table-cell>
          <table:table-cell table:style-name="ce22" office:value-type="percentage" office:value="0.21" calcext:value-type="percentage">
            <text:p>%21,00</text:p>
          </table:table-cell>
          <table:table-cell table:style-name="ce46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AP Ykm'.G1]" office:value-type="float" office:value="109400" calcext:value-type="float">
            <text:p>109.400,00</text:p>
          </table:table-cell>
          <table:table-cell table:style-name="ce26"/>
          <table:table-cell table:style-name="ce27"/>
          <table:table-cell table:style-name="ce23" table:formula="of:=[.D8]*[.A9]" office:value-type="float" office:value="49230" calcext:value-type="float">
            <text:p>49.230,00</text:p>
          </table:table-cell>
          <table:table-cell table:style-name="ce23" table:formula="of:=[.E8]*[.A9]" office:value-type="float" office:value="22974" calcext:value-type="float">
            <text:p>22.974,00</text:p>
          </table:table-cell>
          <table:table-cell table:style-name="ce47" table:formula="of:=[.F8]*[.A9]" office:value-type="float" office:value="37196" calcext:value-type="float">
            <text:p>37.196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AP Milangaz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Mlngaz.G1]" office:value-type="float" office:value="21200" calcext:value-type="float">
            <text:p>21.200,00</text:p>
          </table:table-cell>
          <table:table-cell table:style-name="Default"/>
          <table:table-cell table:style-name="ce24"/>
          <table:table-cell table:style-name="ce12" table:formula="of:=[.D10]*[.A11]" office:value-type="float" office:value="9540" calcext:value-type="float">
            <text:p>9.540,00</text:p>
          </table:table-cell>
          <table:table-cell table:style-name="ce31" table:formula="of:=[.E10]*[.A11]" office:value-type="float" office:value="4452" calcext:value-type="float">
            <text:p>4.452,00</text:p>
          </table:table-cell>
          <table:table-cell table:style-name="ce31" table:formula="of:=[.F10]*[.A11]" office:value-type="float" office:value="7208" calcext:value-type="float">
            <text:p>7.208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Hz Depo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Hzr Depo'.G1]" office:value-type="float" office:value="21000" calcext:value-type="float">
            <text:p>21.000,00</text:p>
          </table:table-cell>
          <table:table-cell table:style-name="ce27"/>
          <table:table-cell table:style-name="ce23" table:formula="of:=[.C12]*[.A13]" office:value-type="float" office:value="10500" calcext:value-type="float">
            <text:p>10.500,00</text:p>
          </table:table-cell>
          <table:table-cell table:style-name="ce23" table:formula="of:=[.D12]*[.A13]" office:value-type="float" office:value="10500" calcext:value-type="float">
            <text:p>10.500,00</text:p>
          </table:table-cell>
          <table:table-cell table:style-name="ce23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7" table:formula="of:=['Hzr Ykm'.G8]" office:value-type="float" office:value="62850" calcext:value-type="float">
            <text:p>62.850,00</text:p>
          </table:table-cell>
          <table:table-cell table:style-name="ce24"/>
          <table:table-cell table:style-name="ce31" table:formula="of:=[.C14]*[.A15]" office:value-type="float" office:value="31425" calcext:value-type="float">
            <text:p>31.425,00</text:p>
          </table:table-cell>
          <table:table-cell table:style-name="ce12" table:formula="of:=[.D14]*[.A15]" office:value-type="float" office:value="31425" calcext:value-type="float">
            <text:p>31.425,00</text:p>
          </table:table-cell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Sanayi Acentalar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Sanayi.G1]" office:value-type="float" office:value="34000" calcext:value-type="float">
            <text:p>34.000,00</text:p>
          </table:table-cell>
          <table:table-cell table:style-name="ce27"/>
          <table:table-cell table:style-name="ce23" table:formula="of:=[.C16]*[.A17]" office:value-type="float" office:value="17000" calcext:value-type="float">
            <text:p>17.000,00</text:p>
          </table:table-cell>
          <table:table-cell table:style-name="ce23" table:formula="of:=[.D16]*[.A17]" office:value-type="float" office:value="17000" calcext:value-type="float">
            <text:p>17.000,00</text:p>
          </table:table-cell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/>
          <table:table-cell table:style-name="ce24"/>
          <table:table-cell table:style-name="ce31"/>
          <table:table-cell table:style-name="ce12"/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8" table:formula="of:=[.A15]+[.A13]+[.A11]+[.A9]+[.A7]+[.A5]+[.A17]" office:value-type="float" office:value="406983.86" calcext:value-type="float">
            <text:p>406.983,86</text:p>
          </table:table-cell>
          <table:table-cell table:style-name="ce28" table:formula="of:=[.B21]/[.$A$21]" office:value-type="percentage" office:value="0.0865414294316241" calcext:value-type="percentage">
            <text:p>%8,65</text:p>
          </table:table-cell>
          <table:table-cell table:style-name="ce32" table:formula="of:=[.C21]/[.$A$21]" office:value-type="percentage" office:value="0.231326040791888" calcext:value-type="percentage">
            <text:p>%23,13</text:p>
          </table:table-cell>
          <table:table-cell table:style-name="ce32" table:formula="of:=[.D21]/[.$A$21]" office:value-type="percentage" office:value="0.395245317590727" calcext:value-type="percentage">
            <text:p>%39,52</text:p>
          </table:table-cell>
          <table:table-cell table:style-name="ce32" table:formula="of:=[.E21]/[.$A$21]" office:value-type="percentage" office:value="0.163037091937749" calcext:value-type="percentage">
            <text:p>%16,30</text:p>
          </table:table-cell>
          <table:table-cell table:style-name="ce49" table:formula="of:=[.F21]/[.$A$21]" office:value-type="percentage" office:value="0.123850120248012" calcext:value-type="percentage">
            <text:p>%12,39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9" office:value-type="string" calcext:value-type="string">
            <text:p>TOPLAM</text:p>
          </table:table-cell>
          <table:table-cell table:style-name="ce29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50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0" table:formula="of:=SUM([.B21:.F21])" office:value-type="float" office:value="406983.86" calcext:value-type="float">
            <text:p>406.983,86</text:p>
          </table:table-cell>
          <table:table-cell table:style-name="ce10" table:formula="of:=[.B17]+[.B15]+[.B13]+[.B11]+[.B9]+[.B7]+[.B5]" office:value-type="float" office:value="35220.965" calcext:value-type="float">
            <text:p>35.220,97</text:p>
          </table:table-cell>
          <table:table-cell table:style-name="ce33" table:formula="of:=[.C17]+[.C15]+[.C13]+[.C11]+[.C9]+[.C7]+[.C5]" office:value-type="float" office:value="94145.965" calcext:value-type="float">
            <text:p>94.145,97</text:p>
          </table:table-cell>
          <table:table-cell table:style-name="ce33" table:formula="of:=[.D17]+[.D15]+[.D13]+[.D11]+[.D9]+[.D7]+[.D5]" office:value-type="float" office:value="160858.465" calcext:value-type="float">
            <text:p>160.858,47</text:p>
          </table:table-cell>
          <table:table-cell table:style-name="ce33" table:formula="of:=[.E17]+[.E15]+[.E13]+[.E11]+[.E9]+[.E7]+[.E5]" office:value-type="float" office:value="66353.465" calcext:value-type="float">
            <text:p>66.353,47</text:p>
          </table:table-cell>
          <table:table-cell table:style-name="ce51" table:formula="of:=[.F17]+[.F15]+[.F13]+[.F11]+[.F9]+[.F7]+[.F5]" office:value-type="float" office:value="50405" calcext:value-type="float">
            <text:p>50.405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1" office:value-type="string" calcext:value-type="string">
            <text:p>2011-2018 YILLARI KİRA GELİRLERİ VE DÜŞÜLEN HARCAMALAR</text:p>
          </table:table-cell>
          <table:table-cell table:style-name="Default" table:number-columns-repeated="2"/>
          <table:table-cell/>
          <table:table-cell table:style-name="ce40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12" table:number-columns-repeated="4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12" office:value-type="string" calcext:value-type="string">
            <text:p>Ayşe kira gelirleri</text:p>
          </table:table-cell>
          <table:table-cell table:style-name="Default"/>
          <table:table-cell table:style-name="ce34" table:formula="of:=[.B21]" office:value-type="float" office:value="35220.965" calcext:value-type="float">
            <text:p>+35.220,97</text:p>
          </table:table-cell>
          <table:table-cell table:style-name="ce12"/>
          <table:table-cell table:style-name="ce12" table:formula="of:=[.E25]+[.C26]-[.D26]" office:value-type="float" office:value="35220.965" calcext:value-type="float">
            <text:p>35.220,9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6]+[.C27]-[.D27]" office:value-type="float" office:value="39595.965" calcext:value-type="float">
            <text:p>39.595,9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36" office:value-type="float" office:value="949.9" calcext:value-type="float">
            <text:p>-949,90</text:p>
          </table:table-cell>
          <table:table-cell table:style-name="ce12" table:formula="of:=[.E27]+[.C28]-[.D28]" office:value-type="float" office:value="38646.065" calcext:value-type="float">
            <text:p>38.646,0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8]+[.C29]-[.D29]" office:value-type="float" office:value="32926.065" calcext:value-type="float">
            <text:p>32.926,07</text:p>
          </table:table-cell>
          <table:table-cell table:style-name="ce14" table:formula="of:=[.E29]" office:value-type="float" office:value="32926.065" calcext:value-type="float">
            <text:p>32.926,07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1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li kira gelirleri</text:p>
          </table:table-cell>
          <table:table-cell table:style-name="Default"/>
          <table:table-cell table:style-name="ce34" table:formula="of:=[.C21]" office:value-type="float" office:value="94145.965" calcext:value-type="float">
            <text:p>+94.145,97</text:p>
          </table:table-cell>
          <table:table-cell table:style-name="ce37"/>
          <table:table-cell table:style-name="ce12" table:formula="of:=[.E30]+[.C31]-[.D31]" office:value-type="float" office:value="94145.965" calcext:value-type="float">
            <text:p>94.145,97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1]+[.C32]-[.D32]" office:value-type="float" office:value="98520.965" calcext:value-type="float">
            <text:p>98.520,97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3000" calcext:value-type="float">
            <text:p>-3.000,00</text:p>
          </table:table-cell>
          <table:table-cell table:style-name="ce12" table:formula="of:=[.E32]+[.C33]-[.D33]" office:value-type="float" office:value="95520.965" calcext:value-type="float">
            <text:p>95.520,97</text:p>
          </table:table-cell>
          <table:table-cell table:style-name="ce52" table:formula="of:=[.E33]" office:value-type="float" office:value="95520.965" calcext:value-type="float">
            <text:p>95.520,97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kira geliri</text:p>
          </table:table-cell>
          <table:table-cell table:style-name="Default"/>
          <table:table-cell table:style-name="ce34" table:formula="of:=[.D21]" office:value-type="float" office:value="160858.465" calcext:value-type="float">
            <text:p>+160.858,47</text:p>
          </table:table-cell>
          <table:table-cell table:style-name="ce37"/>
          <table:table-cell table:style-name="ce12" table:formula="of:=[.E34]+[.C35]-[.D35]" office:value-type="float" office:value="160858.465" calcext:value-type="float">
            <text:p>160.858,47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5]+[.C36]-[.D36]" office:value-type="float" office:value="165233.465" calcext:value-type="float">
            <text:p>165.233,47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balcı</text:p>
          </table:table-cell>
          <table:table-cell table:style-name="Default"/>
          <table:table-cell table:style-name="ce34"/>
          <table:table-cell table:style-name="ce37" office:value-type="float" office:value="18700" calcext:value-type="float">
            <text:p>-18.700,00</text:p>
          </table:table-cell>
          <table:table-cell table:style-name="ce12" table:formula="of:=[.E36]+[.C37]-[.D37]" office:value-type="float" office:value="146533.465" calcext:value-type="float">
            <text:p>146.533,47</text:p>
          </table:table-cell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atila balcı 800 e havale 2018</text:p>
          </table:table-cell>
          <table:table-cell table:style-name="Default"/>
          <table:table-cell table:style-name="ce34"/>
          <table:table-cell table:style-name="ce37" office:value-type="float" office:value="15400" calcext:value-type="float">
            <text:p>-15.400,00</text:p>
          </table:table-cell>
          <table:table-cell table:style-name="ce12" table:formula="of:=[.E37]+[.C38]-[.D38]" office:value-type="float" office:value="131133.465" calcext:value-type="float">
            <text:p>131.133,47</text:p>
          </table:table-cell>
          <table:table-cell table:style-name="ce52" table:formula="of:=[.E38]" office:value-type="float" office:value="131133.465" calcext:value-type="float">
            <text:p>131.133,47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37"/>
          <table:table-cell table:style-name="ce12"/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hacı kira geliri</text:p>
          </table:table-cell>
          <table:table-cell table:style-name="Default"/>
          <table:table-cell table:style-name="ce34" table:formula="of:=[.E21]" office:value-type="float" office:value="66353.465" calcext:value-type="float">
            <text:p>+66.353,47</text:p>
          </table:table-cell>
          <table:table-cell table:style-name="ce37"/>
          <table:table-cell table:style-name="ce12" table:formula="of:=[.E39]+[.C40]-[.D40]" office:value-type="float" office:value="66353.465" calcext:value-type="float">
            <text:p>66.353,47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40]+[.C41]-[.D41]" office:value-type="float" office:value="70728.465" calcext:value-type="float">
            <text:p>70.728,47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3" office:value-type="string" calcext:value-type="string">
            <text:p>kombi</text:p>
          </table:table-cell>
          <table:table-cell table:style-name="Default"/>
          <table:table-cell table:style-name="ce34"/>
          <table:table-cell table:style-name="ce36" office:value-type="float" office:value="3000" calcext:value-type="float">
            <text:p>-3.000,00</text:p>
          </table:table-cell>
          <table:table-cell table:style-name="ce12" table:formula="of:=[.E41]+[.C42]-[.D42]" office:value-type="float" office:value="67728.465" calcext:value-type="float">
            <text:p>67.728,47</text:p>
          </table:table-cell>
          <table:table-cell table:style-name="ce14" table:formula="of:=[.E42]" office:value-type="float" office:value="67728.465" calcext:value-type="float">
            <text:p>67.728,47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İsmail Balcı kira geliri</text:p>
          </table:table-cell>
          <table:table-cell table:style-name="Default"/>
          <table:table-cell table:style-name="ce34" table:formula="of:=[.F21]" office:value-type="float" office:value="50405" calcext:value-type="float">
            <text:p>+50.405,00</text:p>
          </table:table-cell>
          <table:table-cell table:style-name="ce12"/>
          <table:table-cell table:style-name="ce12" table:formula="of:=[.E43]+[.C44]-[.D44]" office:value-type="float" office:value="50405" calcext:value-type="float">
            <text:p>50.405,00</text:p>
          </table:table-cell>
          <table:table-cell table:style-name="ce14" table:formula="of:=[.E44]" office:value-type="float" office:value="50405" calcext:value-type="float">
            <text:p>50.405,0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53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TOPLAMLAR</text:p>
          </table:table-cell>
          <table:table-cell table:style-name="Default"/>
          <table:table-cell table:style-name="ce35" table:formula="of:=SUM([.C26:.C44])" office:value-type="float" office:value="424483.86" calcext:value-type="float">
            <text:p>+424.483,86</text:p>
          </table:table-cell>
          <table:table-cell table:style-name="ce38" table:formula="of:=SUM([.D26:.D44])" office:value-type="float" office:value="46769.9" calcext:value-type="float">
            <text:p>-46.769,90</text:p>
          </table:table-cell>
          <table:table-cell table:style-name="ce41" table:formula="of:=[.C46]-[.D46]" office:value-type="float" office:value="377713.96" calcext:value-type="float">
            <text:p>377.713,96</text:p>
          </table:table-cell>
          <table:table-cell table:style-name="ce54" table:formula="of:=SUM([.F26:.F44])" office:value-type="float" office:value="377713.96" calcext:value-type="float">
            <text:p>377.713,96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11" office:value-type="string" calcext:value-type="string">
            <text:p>2018 YILI SONU </text:p>
          </table:table-cell>
          <table:table-cell table:style-name="Default"/>
          <table:table-cell table:number-columns-repeated="3"/>
          <table:table-cell table:style-name="ce40"/>
          <table:table-cell table:number-columns-repeated="1018"/>
        </table:table-row>
        <table:table-row table:style-name="ro1">
          <table:table-cell table:style-name="ce11" office:value-type="string" calcext:value-type="string">
            <text:p>DOĞUŞ – SELANİK – KİRA HESAP SONUÇLARI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(SAYFA 1 DEN AKTARILAN TOPLAMLAR)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6"/>
          <table:table-cell table:style-name="ce18"/>
          <table:table-cell table:style-name="ce16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2011-18 Ali Balcı kira gelirleri <text:s text:c="2"/></text:p>
          </table:table-cell>
          <table:table-cell table:style-name="ce18"/>
          <table:table-cell table:style-name="ce17" table:formula="of:=[.F33]" office:value-type="float" office:value="95520.965" calcext:value-type="float">
            <text:p>95.520,97</text:p>
          </table:table-cell>
          <table:table-cell table:style-name="ce17"/>
          <table:table-cell table:style-name="ce17" table:formula="of:=[.C55]" office:value-type="float" office:value="95520.965" calcext:value-type="float">
            <text:p>95.520,9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1-18 Atila Balcı kira gelirleri</text:p>
          </table:table-cell>
          <table:table-cell table:style-name="ce18"/>
          <table:table-cell table:style-name="ce17" table:formula="of:=[.F38]" office:value-type="float" office:value="131133.465" calcext:value-type="float">
            <text:p>131.133,47</text:p>
          </table:table-cell>
          <table:table-cell table:style-name="ce17"/>
          <table:table-cell table:style-name="ce17" table:formula="of:=[.E55]+[.C56]-[.D56]" office:value-type="float" office:value="226654.43" calcext:value-type="float">
            <text:p>226.654,43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sanayi doğuş tadilat masrafı</text:p>
          </table:table-cell>
          <table:table-cell table:style-name="ce18"/>
          <table:table-cell table:style-name="ce17" office:value-type="float" office:value="20000" calcext:value-type="float">
            <text:p>20.000,00</text:p>
          </table:table-cell>
          <table:table-cell table:style-name="ce17"/>
          <table:table-cell table:style-name="ce17" table:formula="of:=[.E56]+[.C57]-[.D57]" office:value-type="float" office:value="246654.43" calcext:value-type="float">
            <text:p>246.654,43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8 sonu doğuş-selanik hesap</text:p>
          </table:table-cell>
          <table:table-cell table:style-name="ce18"/>
          <table:table-cell table:style-name="ce17"/>
          <table:table-cell table:style-name="ce39" table:formula="of:=[selanik.G7]" office:value-type="float" office:value="94054.16" calcext:value-type="float">
            <text:p>94.054,16</text:p>
          </table:table-cell>
          <table:table-cell table:style-name="ce17" table:formula="of:=[.E57]+[.C58]-[.D58]" office:value-type="float" office:value="152600.27" calcext:value-type="float">
            <text:p>152.600,2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2 Ford Transit</text:p>
          </table:table-cell>
          <table:table-cell table:style-name="ce18"/>
          <table:table-cell table:style-name="ce17"/>
          <table:table-cell table:style-name="ce17" office:value-type="float" office:value="55000" calcext:value-type="float">
            <text:p>55.000,00</text:p>
          </table:table-cell>
          <table:table-cell table:style-name="ce17" table:formula="of:=[.E58]+[.C59]-[.D59]" office:value-type="float" office:value="97600.27" calcext:value-type="float">
            <text:p>97.600,2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8" table:number-columns-repeated="2"/>
          <table:table-cell table:style-name="ce17" table:number-columns-repeated="2"/>
          <table:table-cell table:style-name="ce17" table:formula="of:=[.E59]+[.C60]-[.D60]" office:value-type="float" office:value="97600.27" calcext:value-type="float">
            <text:p>97.600,2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18"/>
          <table:table-cell table:style-name="ce17" table:number-columns-repeated="2"/>
          <table:table-cell table:style-name="ce17" table:formula="of:=[.E60]+[.C61]-[.D61]" office:value-type="float" office:value="97600.27" calcext:value-type="float">
            <text:p>97.600,2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2" office:value-type="string" calcext:value-type="string">
            <text:p>2018 yılı sonu doğuşun selaniğe borcu</text:p>
          </table:table-cell>
          <table:table-cell table:style-name="Default"/>
          <table:table-cell table:style-name="ce12" table:number-columns-repeated="2"/>
          <table:table-cell table:style-name="ce12" table:formula="of:=[.E61]+[.C62]-[.D62]" office:value-type="float" office:value="97600.27" calcext:value-type="float">
            <text:p>97.600,27</text:p>
          </table:table-cell>
          <table:table-cell table:style-name="ce12"/>
          <table:table-cell table:number-columns-repeated="1018"/>
        </table:table-row>
        <table:table-row table:style-name="ro3" table:number-rows-repeated="2">
          <table:table-cell table:style-name="ce12"/>
          <table:table-cell table:style-name="Default"/>
          <table:table-cell table:style-name="ce12" table:number-columns-repeated="4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2018 YILI SONU 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1" office:value-type="string" calcext:value-type="string">
            <text:p>NAZAN BALCI – DOĞUŞ – KİRA HESAP SONUÇLARI</text:p>
          </table:table-cell>
          <table:table-cell table:style-name="Default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İsmail Balcı kira geliri</text:p>
          </table:table-cell>
          <table:table-cell table:style-name="Default"/>
          <table:table-cell table:style-name="ce12" table:formula="of:=[.F44]" office:value-type="float" office:value="50405" calcext:value-type="float">
            <text:p>50.405,00</text:p>
          </table:table-cell>
          <table:table-cell table:style-name="ce12"/>
          <table:table-cell table:style-name="ce12" table:formula="of:=[.C72]-[.D72]" office:value-type="float" office:value="50405" calcext:value-type="float">
            <text:p>50.405,00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12" office:value-type="string" calcext:value-type="string">
            <text:p>DOĞUŞ KAPANIŞTA NAZAN BALCININ BORCU</text:p>
          </table:table-cell>
          <table:table-cell table:style-name="Default"/>
          <table:table-cell table:style-name="ce12"/>
          <table:table-cell table:style-name="ce12" table:formula="of:=[DOĞUŞ.E2]" office:value-type="float" office:value="129473" calcext:value-type="float">
            <text:p>129.473,00</text:p>
          </table:table-cell>
          <table:table-cell table:style-name="ce12" table:formula="of:=[.E72]+[.C73]-[.D73]" office:value-type="float" office:value="-79068" calcext:value-type="float">
            <text:p>-79.068,00</text:p>
          </table:table-cell>
          <table:table-cell table:style-name="ce14" table:formula="of:=[.E73]" office:value-type="float" office:value="-79068" calcext:value-type="float">
            <text:p>-79.068,00</text:p>
          </table:table-cell>
          <table:table-cell table:number-columns-repeated="1018"/>
        </table:table-row>
        <table:table-row table:style-name="ro3">
          <table:table-cell table:style-name="ce12" table:number-columns-repeated="6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2018 YILI SONU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ĞUŞ HESAP SONUÇLARI</text:p>
          </table:table-cell>
          <table:table-cell table:number-columns-repeated="3"/>
          <table:table-cell table:style-name="ce42" office:value-type="string" calcext:value-type="string">
            <text:p>BAKİYE</text:p>
          </table:table-cell>
          <table:table-cell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3">
          <table:table-cell table:style-name="ce19"/>
          <table:table-cell table:number-columns-repeated="3"/>
          <table:table-cell table:style-name="ce12"/>
          <table:table-cell table:number-columns-repeated="1019"/>
        </table:table-row>
        <table:table-row table:style-name="ro3">
          <table:table-cell office:value-type="string" calcext:value-type="string">
            <text:p>NAZAN BALCININ DOĞUŞA OLAN BORCU</text:p>
          </table:table-cell>
          <table:table-cell/>
          <table:table-cell table:formula="of:=-1*[.E73]" office:value-type="float" office:value="79068" calcext:value-type="float">
            <text:p>79.068,00</text:p>
          </table:table-cell>
          <table:table-cell/>
          <table:table-cell table:style-name="ce12" table:formula="of:=[.E80]+[.C81]-[.D81]" office:value-type="float" office:value="79068" calcext:value-type="float">
            <text:p>79.068,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ĞUŞUN SELANİĞE OLAN BORCU</text:p>
          </table:table-cell>
          <table:table-cell table:number-columns-repeated="2"/>
          <table:table-cell table:formula="of:=[.E62]" office:value-type="float" office:value="97600.27" calcext:value-type="float">
            <text:p>97.600,27</text:p>
          </table:table-cell>
          <table:table-cell table:style-name="ce12" table:formula="of:=[.E81]+[.C82]-[.D82]" office:value-type="float" office:value="-18532.27" calcext:value-type="float">
            <text:p>-18.532,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ĞUŞUN AYŞE BALCIYA OLAN BORCU</text:p>
          </table:table-cell>
          <table:table-cell table:number-columns-repeated="2"/>
          <table:table-cell table:formula="of:=[.F29]" office:value-type="float" office:value="32926.065" calcext:value-type="float">
            <text:p>32.926,07</text:p>
          </table:table-cell>
          <table:table-cell table:style-name="ce12" table:formula="of:=[.E82]+[.C83]-[.D83]" office:value-type="float" office:value="-51458.335" calcext:value-type="float">
            <text:p>-51.458,34</text:p>
          </table:table-cell>
          <table:table-cell table:number-columns-repeated="1019"/>
        </table:table-row>
        <table:table-row table:style-name="ro3">
          <table:table-cell table:style-name="Default" table:number-columns-repeated="4"/>
          <table:table-cell table:style-name="ce12" table:formula="of:=[.E83]+[.C84]-[.D84]" office:value-type="float" office:value="-51458.335" calcext:value-type="float">
            <text:p>-51.458,34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2" table:formula="of:=[.E84]+[.C85]-[.D85]" office:value-type="float" office:value="-51458.335" calcext:value-type="float">
            <text:p>-51.458,34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2018 SONU DOĞUŞ TİCARET TOPLAM BORÇ</text:p>
          </table:table-cell>
          <table:table-cell table:number-columns-repeated="3"/>
          <table:table-cell table:style-name="ce12" table:formula="of:=[.E85]+[.C86]-[.D86]" office:value-type="float" office:value="-51458.335" calcext:value-type="float">
            <text:p>-51.458,34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İŞ BANKASI NAKİT</text:p>
          </table:table-cell>
          <table:table-cell/>
          <table:table-cell table:style-name="ce20" table:formula="of:=[.E86]*-1" office:value-type="float" office:value="51458.335" calcext:value-type="float">
            <text:p>51.458,34</text:p>
          </table:table-cell>
          <table:table-cell/>
          <table:table-cell table:style-name="ce12" table:formula="of:=[.E86]+[.C87]-[.D8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OĞUŞUN HACIYA OLAN BORCU</text:p>
          </table:table-cell>
          <table:table-cell table:number-columns-repeated="3"/>
          <table:table-cell table:formula="of:=[.F42]" office:value-type="float" office:value="67728.465" calcext:value-type="float">
            <text:p>67.728,47</text:p>
          </table:table-cell>
          <table:table-cell table:number-columns-repeated="1019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e" table:style-name="ta1">
        <table:table-column table:style-name="co16" table:default-cell-style-name="ce55"/>
        <table:table-column table:style-name="co17" table:default-cell-style-name="ce15"/>
        <table:table-column table:style-name="co16" table:number-columns-repeated="2" table:default-cell-style-name="ce15"/>
        <table:table-column table:style-name="co18" table:default-cell-style-name="ce15"/>
        <table:table-column table:style-name="co15" table:number-columns-repeated="1019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formula="of:=SUM([.C4:.C74])" office:value-type="float" office:value="179150" calcext:value-type="float">
            <text:p>179.150,00</text:p>
          </table:table-cell>
          <table:table-cell table:formula="of:=SUM([.D4:.D74])" office:value-type="float" office:value="179150" calcext:value-type="float">
            <text:p>179.150,00</text:p>
          </table:table-cell>
          <table:table-cell table:formula="of:=SUM([.E4:.E74])" office:value-type="float" office:value="179150" calcext:value-type="float">
            <text:p>179.150,00</text:p>
          </table:table-cell>
          <table:table-cell table:formula="of:=SUM([.F4:.F74])" office:value-type="float" office:value="38266.14" calcext:value-type="float">
            <text:p>38.266,14</text:p>
          </table:table-cell>
          <table:table-cell table:formula="of:=[.E1]-[.F1]" office:value-type="float" office:value="140883.86" calcext:value-type="float">
            <text:p>140.883,8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6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Ödeme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1-09-01" calcext:value-type="date">
            <text:p>1.Eyl.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6]+[.C7]-[.D7]" office:value-type="float" office:value="8800" calcext:value-type="float">
            <text:p>8.800,00</text:p>
          </table:table-cell>
          <table:table-cell/>
          <table:table-cell table:formula="of:=[.G6]+[.D7]-[.F7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-[.F8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8]+[.C9]-[.D9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8]+[.D9]-[.F9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eski 4 kömür parası</text:p>
          </table:table-cell>
          <table:table-cell table:style-name="ce62"/>
          <table:table-cell/>
          <table:table-cell table:formula="of:=[.E9]+[.C10]-[.D10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9]+[.D10]-[.F10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office:value-type="string" calcext:value-type="string">
            <text:p>su vergi bldy <text:s text:c="3"/>5020-1862=3158</text:p>
          </table:table-cell>
          <table:table-cell table:style-name="ce12" table:number-columns-repeated="2"/>
          <table:table-cell table:style-name="ce64"/>
          <table:table-cell office:value-type="float" office:value="4290" calcext:value-type="float">
            <text:p>4.290,00</text:p>
          </table:table-cell>
          <table:table-cell table:formula="of:=[.G10]+[.D11]-[.F11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ce12" table:number-columns-repeated="2"/>
          <table:table-cell table:style-name="ce64"/>
          <table:table-cell office:value-type="float" office:value="3158" calcext:value-type="float">
            <text:p>3.158,00</text:p>
          </table:table-cell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/>
          <table:table-cell table:style-name="ce62"/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/>
          <table:table-cell table:style-name="ce62"/>
          <table:table-cell/>
          <table:table-cell table:formula="of:=[.E10]+[.C14]-[.D14]" office:value-type="float" office:value="0" calcext:value-type="float">
            <text:p>0,00</text:p>
          </table:table-cell>
          <table:table-cell/>
          <table:table-cell table:formula="of:=[.G13]+[.D14]-[.F14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 office:value-type="date" office:date-value="2012-09-01" calcext:value-type="date">
            <text:p>1.Eyl.12</text:p>
          </table:table-cell>
          <table:table-cell office:value-type="string" calcext:value-type="string">
            <text:p>Ahmet Çalışkan</text:p>
          </table:table-cell>
          <table:table-cell office:value-type="float" office:value="23600" calcext:value-type="float">
            <text:p>23.600,00</text:p>
          </table:table-cell>
          <table:table-cell/>
          <table:table-cell table:formula="of:=[.E14]+[.C15]-[.D15]" office:value-type="float" office:value="23600" calcext:value-type="float">
            <text:p>23.600,00</text:p>
          </table:table-cell>
          <table:table-cell/>
          <table:table-cell table:formula="of:=[.G14]+[.D15]-[.F15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2 – 31-08-2013 kira bede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5]+[.C17]-[.D17]" office:value-type="float" office:value="0" calcext:value-type="float">
            <text:p>0,00</text:p>
          </table:table-cell>
          <table:table-cell/>
          <table:table-cell table:formula="of:=[.G15]+[.D17]-[.F17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17]+[.C18]-[.D18]" office:value-type="float" office:value="0" calcext:value-type="float">
            <text:p>0,00</text:p>
          </table:table-cell>
          <table:table-cell office:value-type="float" office:value="2869.96" calcext:value-type="float">
            <text:p>2.869,96</text:p>
          </table:table-cell>
          <table:table-cell table:formula="of:=[.G17]+[.D18]-[.F18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avukat sözleşme</text:p>
          </table:table-cell>
          <table:table-cell table:style-name="ce13"/>
          <table:table-cell/>
          <table:table-cell table:formula="of:=[.E18]+[.C19]-[.D19]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19]+[.C20]-[.D20]" office:value-type="float" office:value="0" calcext:value-type="float">
            <text:p>0,00</text:p>
          </table:table-cell>
          <table:table-cell/>
          <table:table-cell table:formula="of:=[.G19]+[.D20]-[.F20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 office:value-type="date" office:date-value="2013-09-01" calcext:value-type="date">
            <text:p>1.Eyl.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20]+[.C21]-[.D21]" office:value-type="float" office:value="18700" calcext:value-type="float">
            <text:p>18.700,00</text:p>
          </table:table-cell>
          <table:table-cell/>
          <table:table-cell table:formula="of:=[.G20]+[.D21]-[.F21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3 – 31-08-2014 kira bede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formula="of:=[.E21]+[.C23]-[.D23]" office:value-type="float" office:value="0" calcext:value-type="float">
            <text:p>0,00</text:p>
          </table:table-cell>
          <table:table-cell/>
          <table:table-cell table:formula="of:=[.G21]+[.D23]-[.F23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23]+[.C24]-[.D24]" office:value-type="float" office:value="0" calcext:value-type="float">
            <text:p>0,00</text:p>
          </table:table-cell>
          <table:table-cell office:value-type="float" office:value="2981.88" calcext:value-type="float">
            <text:p>2.981,88</text:p>
          </table:table-cell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table:number-columns-repeated="2"/>
          <table:table-cell/>
          <table:table-cell table:formula="of:=[.E24]+[.C25]-[.D25]" office:value-type="float" office:value="0" calcext:value-type="float">
            <text:p>0,00</text:p>
          </table:table-cell>
          <table:table-cell/>
          <table:table-cell table:formula="of:=[.G24]+[.D25]-[.F25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table:number-columns-repeated="2"/>
          <table:table-cell/>
          <table:table-cell table:formula="of:=[.E25]+[.C26]-[.D26]" office:value-type="float" office:value="0" calcext:value-type="float">
            <text:p>0,00</text:p>
          </table:table-cell>
          <table:table-cell/>
          <table:table-cell table:formula="of:=[.G25]+[.D26]-[.F26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table:number-columns-repeated="2"/>
          <table:table-cell/>
          <table:table-cell table:formula="of:=[.E26]+[.C27]-[.D27]" office:value-type="float" office:value="0" calcext:value-type="float">
            <text:p>0,00</text:p>
          </table:table-cell>
          <table:table-cell/>
          <table:table-cell table:formula="of:=[.G26]+[.D27]-[.F27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 office:value-type="date" office:date-value="2014-09-01" calcext:value-type="date">
            <text:p>1.Eyl.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7]+[.C28]-[.D28]" office:value-type="float" office:value="20500" calcext:value-type="float">
            <text:p>20.500,00</text:p>
          </table:table-cell>
          <table:table-cell/>
          <table:table-cell table:formula="of:=[.G27]+[.D28]-[.F28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4 – 31-08-2015 kira bedeli %10 artış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formula="of:=[.E28]+[.C30]-[.D30]" office:value-type="float" office:value="0" calcext:value-type="float">
            <text:p>0,00</text:p>
          </table:table-cell>
          <table:table-cell/>
          <table:table-cell table:formula="of:=[.G28]+[.D30]-[.F30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30]+[.C31]-[.D31]" office:value-type="float" office:value="0" calcext:value-type="float">
            <text:p>0,00</text:p>
          </table:table-cell>
          <table:table-cell office:value-type="float" office:value="2495.71" calcext:value-type="float">
            <text:p>2.495,71</text:p>
          </table:table-cell>
          <table:table-cell table:formula="of:=[.G30]+[.D31]-[.F31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office:value-type="string" calcext:value-type="string">
            <text:p>naciye annemin hesabı</text:p>
          </table:table-cell>
          <table:table-cell table:style-name="ce12"/>
          <table:table-cell/>
          <table:table-cell table:formula="of:=[.E31]+[.C32]-[.D32]" office:value-type="float" office:value="0" calcext:value-type="float">
            <text:p>0,00</text:p>
          </table:table-cell>
          <table:table-cell office:value-type="float" office:value="6000" calcext:value-type="float">
            <text:p>6.000,00</text:p>
          </table:table-cell>
          <table:table-cell table:formula="of:=[.G31]+[.D32]-[.F32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2]+[.C33]-[.D33]" office:value-type="float" office:value="0" calcext:value-type="float">
            <text:p>0,00</text:p>
          </table:table-cell>
          <table:table-cell office:value-type="float" office:value="1000" calcext:value-type="float">
            <text:p>1.000,00</text:p>
          </table:table-cell>
          <table:table-cell table:formula="of:=[.G32]+[.D33]-[.F33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3]+[.C34]-[.D34]" office:value-type="float" office:value="0" calcext:value-type="float">
            <text:p>0,00</text:p>
          </table:table-cell>
          <table:table-cell office:value-type="float" office:value="5000" calcext:value-type="float">
            <text:p>5.000,00</text:p>
          </table:table-cell>
          <table:table-cell table:formula="of:=[.G33]+[.D34]-[.F34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4" table:number-columns-repeated="2"/>
          <table:table-cell/>
          <table:table-cell table:formula="of:=[.E34]+[.C35]-[.D35]" office:value-type="float" office:value="0" calcext:value-type="float">
            <text:p>0,00</text:p>
          </table:table-cell>
          <table:table-cell/>
          <table:table-cell table:formula="of:=[.G34]+[.D35]-[.F35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4"/>
          <table:table-cell table:style-name="ce63"/>
          <table:table-cell/>
          <table:table-cell table:formula="of:=[.E35]+[.C36]-[.D36]" office:value-type="float" office:value="0" calcext:value-type="float">
            <text:p>0,00</text:p>
          </table:table-cell>
          <table:table-cell/>
          <table:table-cell table:formula="of:=[.G35]+[.D36]-[.F36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36]+[.C37]-[.D37]" office:value-type="float" office:value="0" calcext:value-type="float">
            <text:p>0,00</text:p>
          </table:table-cell>
          <table:table-cell/>
          <table:table-cell table:formula="of:=[.G36]+[.D37]-[.F37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 office:value-type="date" office:date-value="2015-09-01" calcext:value-type="date">
            <text:p>1.Eyl.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/>
          <table:table-cell table:formula="of:=[.E37]+[.C38]-[.D38]" office:value-type="float" office:value="22550" calcext:value-type="float">
            <text:p>22.550,00</text:p>
          </table:table-cell>
          <table:table-cell/>
          <table:table-cell table:formula="of:=[.G37]+[.D38]-[.F38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5 – 31-08-2016 kira bedeli <text:s/>%10 artış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2550" calcext:value-type="float">
            <text:p>22.550,00</text:p>
          </table:table-cell>
          <table:table-cell table:formula="of:=[.E38]+[.C40]-[.D40]" office:value-type="float" office:value="0" calcext:value-type="float">
            <text:p>0,00</text:p>
          </table:table-cell>
          <table:table-cell/>
          <table:table-cell table:formula="of:=[.G38]+[.D40]-[.F40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0]+[.C41]-[.D41]" office:value-type="float" office:value="0" calcext:value-type="float">
            <text:p>0,00</text:p>
          </table:table-cell>
          <table:table-cell/>
          <table:table-cell table:formula="of:=[.G40]+[.D41]-[.F41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 office:value-type="date" office:date-value="2016-09-01" calcext:value-type="date">
            <text:p>1.Eyl.16</text:p>
          </table:table-cell>
          <table:table-cell office:value-type="string" calcext:value-type="string">
            <text:p>Ahmet Çalışkan</text:p>
          </table:table-cell>
          <table:table-cell office:value-type="float" office:value="25000" calcext:value-type="float">
            <text:p>25.000,00</text:p>
          </table:table-cell>
          <table:table-cell/>
          <table:table-cell table:formula="of:=[.E41]+[.C42]-[.D42]" office:value-type="float" office:value="25000" calcext:value-type="float">
            <text:p>25.000,00</text:p>
          </table:table-cell>
          <table:table-cell/>
          <table:table-cell table:formula="of:=[.G41]+[.D42]-[.F42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42]+[.C44]-[.D44]" office:value-type="float" office:value="0" calcext:value-type="float">
            <text:p>0,00</text:p>
          </table:table-cell>
          <table:table-cell/>
          <table:table-cell table:formula="of:=[.G42]+[.D44]-[.F44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4]+[.C45]-[.D45]" office:value-type="float" office:value="0" calcext:value-type="float">
            <text:p>0,00</text:p>
          </table:table-cell>
          <table:table-cell/>
          <table:table-cell table:formula="of:=[.G44]+[.D45]-[.F45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 office:value-type="date" office:date-value="2017-09-01" calcext:value-type="date">
            <text:p>1.Eyl.17</text:p>
          </table:table-cell>
          <table:table-cell office:value-type="string" calcext:value-type="string">
            <text:p>Ahmet Çalışkan</text:p>
          </table:table-cell>
          <table:table-cell office:value-type="float" office:value="27500" calcext:value-type="float">
            <text:p>27.500,00</text:p>
          </table:table-cell>
          <table:table-cell/>
          <table:table-cell table:formula="of:=[.E45]+[.C46]-[.D46]" office:value-type="float" office:value="27500" calcext:value-type="float">
            <text:p>27.500,00</text:p>
          </table:table-cell>
          <table:table-cell/>
          <table:table-cell table:formula="of:=[.G45]+[.D46]-[.F46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7500" calcext:value-type="float">
            <text:p>27.500,00</text:p>
          </table:table-cell>
          <table:table-cell table:formula="of:=[.E46]+[.C48]-[.D48]" office:value-type="float" office:value="0" calcext:value-type="float">
            <text:p>0,00</text:p>
          </table:table-cell>
          <table:table-cell/>
          <table:table-cell table:formula="of:=[.G46]+[.D48]-[.F48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8]+[.C49]-[.D49]" office:value-type="float" office:value="0" calcext:value-type="float">
            <text:p>0,00</text:p>
          </table:table-cell>
          <table:table-cell/>
          <table:table-cell table:formula="of:=[.G48]+[.D49]-[.F49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office:value-type="date" office:date-value="2018-09-01" calcext:value-type="date">
            <text:p>1.Eyl.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/>
          <table:table-cell table:formula="of:=[.E49]+[.C50]-[.D50]" office:value-type="float" office:value="32500" calcext:value-type="float">
            <text:p>32.500,00</text:p>
          </table:table-cell>
          <table:table-cell/>
          <table:table-cell table:formula="of:=[.G49]+[.D50]-[.F50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1022"/>
        </table:table-row>
        <table:table-row table:style-name="ro2">
          <table:table-cell office:value-type="date" office:date-value="2018-09-02" calcext:value-type="date">
            <text:p>2.Eyl.18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/>
          <table:table-cell table:style-name="ce20" office:value-type="float" office:value="32500" calcext:value-type="float">
            <text:p>32.500,00</text:p>
          </table:table-cell>
          <table:table-cell table:formula="of:=[.E50]+[.C52]-[.D52]" office:value-type="float" office:value="0" calcext:value-type="float">
            <text:p>0,00</text:p>
          </table:table-cell>
          <table:table-cell/>
          <table:table-cell table:formula="of:=[.G50]+[.D52]-[.F52]" office:value-type="float" office:value="140883.86" calcext:value-type="float">
            <text:p>140.883,86</text:p>
          </table:table-cell>
          <table:table-cell table:number-columns-repeated="1017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ygaz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8])" office:value-type="float" office:value="23000" calcext:value-type="float">
            <text:p>23.000,00</text:p>
          </table:table-cell>
          <table:table-cell table:style-name="ce72" table:formula="of:=SUM([.G4:.G48])" office:value-type="float" office:value="17650" calcext:value-type="float">
            <text:p>17.65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 table:number-rows-repeated="7">
          <table:table-cell table:style-name="ce66"/>
          <table:table-cell table:number-columns-repeated="7"/>
        </table:table-row>
        <table:table-row table:style-name="ro2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4]+[.F13]-[.G13]" office:value-type="float" office:value="200" calcext:value-type="float">
            <text:p>200,00</text:p>
          </table:table-cell>
        </table:table-row>
        <table:table-row table:style-name="ro2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5]+[.F14]-[.G14]" office:value-type="float" office:value="4800" calcext:value-type="float">
            <text:p>4.800,00</text:p>
          </table:table-cell>
        </table:table-row>
        <table:table-row table:style-name="ro2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6]+[.F15]-[.G15]" office:value-type="float" office:value="7200" calcext:value-type="float">
            <text:p>7.200,00</text:p>
          </table:table-cell>
        </table:table-row>
        <table:table-row table:style-name="ro2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2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20]+[.F19]-[.G19]" office:value-type="float" office:value="1700" calcext:value-type="float">
            <text:p>1.70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formula="of:=[.H21]+[.F20]-[.G20]" office:value-type="float" office:value="1700" calcext:value-type="float">
            <text:p>1.700,00</text:p>
          </table:table-cell>
        </table:table-row>
        <table:table-row table:style-name="ro2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1700" calcext:value-type="float">
            <text:p>1.700,00</text:p>
          </table:table-cell>
        </table:table-row>
        <table:table-row table:style-name="ro2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3]+[.F22]-[.G22]" office:value-type="float" office:value="2700" calcext:value-type="float">
            <text:p>2.700,00</text:p>
          </table:table-cell>
        </table:table-row>
        <table:table-row table:style-name="ro2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4]+[.F23]-[.G23]" office:value-type="float" office:value="3200" calcext:value-type="float">
            <text:p>3.200,00</text:p>
          </table:table-cell>
        </table:table-row>
        <table:table-row table:style-name="ro2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5]+[.F24]-[.G24]" office:value-type="float" office:value="4000" calcext:value-type="float">
            <text:p>4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6]+[.F25]-[.G25]" office:value-type="float" office:value="5000" calcext:value-type="float">
            <text:p>5.000,00</text:p>
          </table:table-cell>
        </table:table-row>
        <table:table-row table:style-name="ro2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2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3650" calcext:value-type="float">
            <text:p>3.650,00</text:p>
          </table:table-cell>
        </table:table-row>
        <table:table-row table:style-name="ro2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31]+[.F30]-[.G30]" office:value-type="float" office:value="3650" calcext:value-type="float">
            <text:p>3.65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2]+[.F31]-[.G31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1750" calcext:value-type="float">
            <text:p>1.750,00</text:p>
          </table:table-cell>
        </table:table-row>
        <table:table-row table:style-name="ro2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2100" calcext:value-type="float">
            <text:p>2.100,00</text:p>
          </table:table-cell>
        </table:table-row>
        <table:table-row table:style-name="ro2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6]+[.F35]-[.G35]" office:value-type="float" office:value="2450" calcext:value-type="float">
            <text:p>2.450,00</text:p>
          </table:table-cell>
        </table:table-row>
        <table:table-row table:style-name="ro2">
          <table:table-cell table:style-name="ce66" office:value-type="date" office:date-value="2016-04-20" calcext:value-type="date">
            <text:p>20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7]+[.F36]-[.G36]" office:value-type="float" office:value="2800" calcext:value-type="float">
            <text:p>2.800,00</text:p>
          </table:table-cell>
        </table:table-row>
        <table:table-row table:style-name="ro2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8]+[.F37]-[.G37]" office:value-type="float" office:value="3150" calcext:value-type="float">
            <text:p>3.150,00</text:p>
          </table:table-cell>
        </table:table-row>
        <table:table-row table:style-name="ro2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9]+[.F38]-[.G38]" office:value-type="float" office:value="3500" calcext:value-type="float">
            <text:p>3.500,00</text:p>
          </table:table-cell>
        </table:table-row>
        <table:table-row table:style-name="ro2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40]+[.F39]-[.G39]" office:value-type="float" office:value="3850" calcext:value-type="float">
            <text:p>3.8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1]+[.F40]-[.G40]" office:value-type="float" office:value="4200" calcext:value-type="float">
            <text:p>4.20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42]+[.F41]-[.G41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1050" calcext:value-type="float">
            <text:p>1.050,00</text:p>
          </table:table-cell>
        </table:table-row>
        <table:table-row table:style-name="ro2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5]+[.F44]-[.G44]" office:value-type="float" office:value="1400" calcext:value-type="float">
            <text:p>1.400,00</text:p>
          </table:table-cell>
        </table:table-row>
        <table:table-row table:style-name="ro2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6]+[.F45]-[.G45]" office:value-type="float" office:value="1750" calcext:value-type="float">
            <text:p>1.750,00</text:p>
          </table:table-cell>
        </table:table-row>
        <table:table-row table:style-name="ro2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7]+[.F46]-[.G46]" office:value-type="float" office:value="2100" calcext:value-type="float">
            <text:p>2.100,00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8]+[.F47]-[.G47]" office:value-type="float" office:value="2450" calcext:value-type="float">
            <text:p>2.4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9]+[.F48]-[.G48]" office:value-type="float" office:value="4200" calcext:value-type="float">
            <text:p>4.200,00</text:p>
          </table:table-cell>
        </table:table-row>
        <table:table-row table:style-name="ro2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 Ykm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3])" office:value-type="float" office:value="109900" calcext:value-type="float">
            <text:p>109.900,00</text:p>
          </table:table-cell>
          <table:table-cell table:style-name="ce72" table:formula="of:=SUM([.G4:.G53])" office:value-type="float" office:value="109400" calcext:value-type="float">
            <text:p>109.400,00</text:p>
          </table:table-cell>
          <table:table-cell table:style-name="ce72" table:formula="of:=[.F1]-[.G1]" office:value-type="float" office:value="500" calcext:value-type="float">
            <text:p>50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17">
          <table:table-cell table:number-columns-repeated="8"/>
        </table:table-row>
        <table:table-row table:style-name="ro2">
          <table:table-cell table:number-columns-repeated="7"/>
          <table:table-cell table:formula="of:=[.H22]+[.F21]-[.G21]" office:value-type="float" office:value="500" calcext:value-type="float">
            <text:p>500,00</text:p>
          </table:table-cell>
        </table:table-row>
        <table:table-row table:style-name="ro2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23]+[.F22]-[.G22]" office:value-type="float" office:value="500" calcext:value-type="float">
            <text:p>500,00</text:p>
          </table:table-cell>
        </table:table-row>
        <table:table-row table:style-name="ro2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24]+[.F23]-[.G23]" office:value-type="float" office:value="2500" calcext:value-type="float">
            <text:p>2.500,00</text:p>
          </table:table-cell>
        </table:table-row>
        <table:table-row table:style-name="ro2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25]+[.F24]-[.G24]" office:value-type="float" office:value="5600" calcext:value-type="float">
            <text:p>5.600,00</text:p>
          </table:table-cell>
        </table:table-row>
        <table:table-row table:style-name="ro2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26]+[.F25]-[.G25]" office:value-type="float" office:value="7500" calcext:value-type="float">
            <text:p>7.500,00</text:p>
          </table:table-cell>
        </table:table-row>
        <table:table-row table:style-name="ro2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7]+[.F26]-[.G26]" office:value-type="float" office:value="12500" calcext:value-type="float">
            <text:p>12.500,00</text:p>
          </table:table-cell>
        </table:table-row>
        <table:table-row table:style-name="ro2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28]+[.F27]-[.G27]" office:value-type="float" office:value="22500" calcext:value-type="float">
            <text:p>22.500,00</text:p>
          </table:table-cell>
        </table:table-row>
        <table:table-row table:style-name="ro2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9]+[.F28]-[.G28]" office:value-type="float" office:value="2814" calcext:value-type="float">
            <text:p>2.814,00</text:p>
          </table:table-cell>
        </table:table-row>
        <table:table-row table:style-name="ro2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0]+[.F29]-[.G29]" office:value-type="float" office:value="2525" calcext:value-type="float">
            <text:p>2.525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31]+[.F30]-[.G30]" office:value-type="float" office:value="2525" calcext:value-type="float">
            <text:p>2.525,00</text:p>
          </table:table-cell>
        </table:table-row>
        <table:table-row table:style-name="ro2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32]+[.F31]-[.G31]" office:value-type="float" office:value="17525" calcext:value-type="float">
            <text:p>17.525,00</text:p>
          </table:table-cell>
        </table:table-row>
        <table:table-row table:style-name="ro2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3]+[.F32]-[.G32]" office:value-type="float" office:value="475" calcext:value-type="float">
            <text:p>475,00</text:p>
          </table:table-cell>
        </table:table-row>
        <table:table-row table:style-name="ro2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34]+[.F33]-[.G33]" office:value-type="float" office:value="3475" calcext:value-type="float">
            <text:p>3.475,00</text:p>
          </table:table-cell>
        </table:table-row>
        <table:table-row table:style-name="ro2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35]+[.F34]-[.G34]" office:value-type="float" office:value="4875" calcext:value-type="float">
            <text:p>4.875,00</text:p>
          </table:table-cell>
        </table:table-row>
        <table:table-row table:style-name="ro2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6]+[.F35]-[.G35]" office:value-type="float" office:value="1875" calcext:value-type="float">
            <text:p>1.875,00</text:p>
          </table:table-cell>
        </table:table-row>
        <table:table-row table:style-name="ro2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7]+[.F36]-[.G36]" office:value-type="float" office:value="1875" calcext:value-type="float">
            <text:p>1.875,00</text:p>
          </table:table-cell>
        </table:table-row>
        <table:table-row table:style-name="ro2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38]+[.F37]-[.G37]" office:value-type="float" office:value="3875" calcext:value-type="float">
            <text:p>3.875,00</text:p>
          </table:table-cell>
        </table:table-row>
        <table:table-row table:style-name="ro2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9]+[.F38]-[.G38]" office:value-type="float" office:value="6375" calcext:value-type="float">
            <text:p>6.375,00</text:p>
          </table:table-cell>
        </table:table-row>
        <table:table-row table:style-name="ro2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40]+[.F39]-[.G39]" office:value-type="float" office:value="16375" calcext:value-type="float">
            <text:p>16.375,00</text:p>
          </table:table-cell>
        </table:table-row>
        <table:table-row table:style-name="ro2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1]+[.F40]-[.G40]" office:value-type="float" office:value="1250" calcext:value-type="float">
            <text:p>1.25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2]+[.F41]-[.G41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3]+[.F42]-[.G42]" office:value-type="float" office:value="2750" calcext:value-type="float">
            <text:p>2.750,00</text:p>
          </table:table-cell>
        </table:table-row>
        <table:table-row table:style-name="ro2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44]+[.F43]-[.G43]" office:value-type="float" office:value="4250" calcext:value-type="float">
            <text:p>4.250,00</text:p>
          </table:table-cell>
        </table:table-row>
        <table:table-row table:style-name="ro2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45]+[.F44]-[.G44]" office:value-type="float" office:value="5250" calcext:value-type="float">
            <text:p>5.25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46]+[.F45]-[.G45]" office:value-type="float" office:value="5750" calcext:value-type="float">
            <text:p>5.75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47]+[.F46]-[.G46]" office:value-type="float" office:value="5750" calcext:value-type="float">
            <text:p>5.750,00</text:p>
          </table:table-cell>
        </table:table-row>
        <table:table-row table:style-name="ro2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48]+[.F47]-[.G47]" office:value-type="float" office:value="15250" calcext:value-type="float">
            <text:p>15.250,00</text:p>
          </table:table-cell>
        </table:table-row>
        <table:table-row table:style-name="ro2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9]+[.F48]-[.G48]" office:value-type="float" office:value="1500" calcext:value-type="float">
            <text:p>1.500,00</text:p>
          </table:table-cell>
        </table:table-row>
        <table:table-row table:style-name="ro2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50]+[.F49]-[.G49]" office:value-type="float" office:value="1500" calcext:value-type="float">
            <text:p>1.500,00</text:p>
          </table:table-cell>
        </table:table-row>
        <table:table-row table:style-name="ro2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51]+[.F50]-[.G50]" office:value-type="float" office:value="12500" calcext:value-type="float">
            <text:p>12.500,00</text:p>
          </table:table-cell>
        </table:table-row>
        <table:table-row table:style-name="ro2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54]+[.F53]-[.G53]" office:value-type="float" office:value="0" calcext:value-type="float">
            <text:p>0,00</text:p>
          </table:table-cell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lngaz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5" table:number-columns-repeated="2" table:default-cell-style-name="ce15"/>
        <table:table-row table:style-name="ro2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66])" office:value-type="float" office:value="21200" calcext:value-type="float">
            <text:p>21.200,00</text:p>
          </table:table-cell>
          <table:table-cell table:style-name="ce72" table:formula="of:=SUM([.G4:.G66])" office:value-type="float" office:value="21200" calcext:value-type="float">
            <text:p>21.2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16">
          <table:table-cell table:number-columns-repeated="8"/>
        </table:table-row>
        <table:table-row table:style-name="ro2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2]+[.F21]-[.G21]" office:value-type="float" office:value="1300" calcext:value-type="float">
            <text:p>1.300,00</text:p>
          </table:table-cell>
        </table:table-row>
        <table:table-row table:style-name="ro2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3]+[.F22]-[.G22]" office:value-type="float" office:value="2600" calcext:value-type="float">
            <text:p>2.600,00</text:p>
          </table:table-cell>
        </table:table-row>
        <table:table-row table:style-name="ro2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4]+[.F23]-[.G23]" office:value-type="float" office:value="3900" calcext:value-type="float">
            <text:p>3.900,00</text:p>
          </table:table-cell>
        </table:table-row>
        <table:table-row table:style-name="ro2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25]+[.F24]-[.G24]" office:value-type="float" office:value="5200" calcext:value-type="float">
            <text:p>5.200,00</text:p>
          </table:table-cell>
        </table:table-row>
        <table:table-row table:style-name="ro2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26]+[.F25]-[.G25]" office:value-type="float" office:value="7200" calcext:value-type="float">
            <text:p>7.2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28]+[.F27]-[.G27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9]+[.F28]-[.G28]" office:value-type="float" office:value="4400" calcext:value-type="float">
            <text:p>4.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32]+[.F31]-[.G31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33]+[.F32]-[.G32]" office:value-type="float" office:value="5600" calcext:value-type="float">
            <text:p>5.6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4]+[.F33]-[.G33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35]+[.F34]-[.G34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36]+[.F35]-[.G35]" office:value-type="float" office:value="4000" calcext:value-type="float">
            <text:p>4.000,00</text:p>
          </table:table-cell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7]+[.F36]-[.G36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8]+[.F37]-[.G37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40]+[.F39]-[.G3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9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 table:number-rows-repeated="5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2" table:number-rows-repeated="8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İDER" table:style-name="ta1">
        <table:table-column table:style-name="co15" table:default-cell-style-name="ce75"/>
        <table:table-column table:style-name="co15" table:number-columns-repeated="4" table:default-cell-style-name="Default"/>
        <table:table-row table:style-name="ro2">
          <table:table-cell table:style-name="ce74" office:value-type="string" calcext:value-type="string">
            <text:p>2011-2018</text:p>
          </table:table-cell>
          <table:table-cell table:style-name="ce9" office:value-type="string" calcext:value-type="string">
            <text:p>ORTAK GİDERLER</text:p>
          </table:table-cell>
          <table:table-cell table:style-name="ce9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10060.59" calcext:value-type="float">
            <text:p>10.060,59</text:p>
          </table:table-cell>
          <table:table-cell table:style-name="ce15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eski 4 kömür parası</text:p>
          </table:table-cell>
          <table:table-cell table:style-name="ce15"/>
          <table:table-cell table:style-name="ce77" office:value-type="float" office:value="210" calcext:value-type="float">
            <text:p>210,00</text:p>
          </table:table-cell>
          <table:table-cell table:style-name="ce15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2869.96" calcext:value-type="float">
            <text:p>2.869,96</text:p>
          </table:table-cell>
          <table:table-cell table:style-name="ce15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76" office:value-type="string" calcext:value-type="string">
            <text:p>avukat sözleşme</text:p>
          </table:table-cell>
          <table:table-cell table:style-name="ce15"/>
          <table:table-cell table:style-name="ce76" office:value-type="float" office:value="200" calcext:value-type="float">
            <text:p>200,00</text:p>
          </table:table-cell>
          <table:table-cell table:style-name="ce15" table:formula="of:=[.E5]+[.C6]-[.D6]" office:value-type="float" office:value="-13340.55" calcext:value-type="float">
            <text:p>-13.340,5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981.88" calcext:value-type="float">
            <text:p>2.981,88</text:p>
          </table:table-cell>
          <table:table-cell table:style-name="ce15" table:formula="of:=[.E6]+[.C7]-[.D7]" office:value-type="float" office:value="-16322.43" calcext:value-type="float">
            <text:p>-16.322,43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495.71" calcext:value-type="float">
            <text:p>2.495,71</text:p>
          </table:table-cell>
          <table:table-cell table:style-name="ce15" table:formula="of:=[.E7]+[.C8]-[.D8]" office:value-type="float" office:value="-18818.14" calcext:value-type="float">
            <text:p>-18.818,14</text:p>
          </table:table-cell>
        </table:table-row>
        <table:table-row table:style-name="ro2">
          <table:table-cell/>
          <table:table-cell table:style-name="ce15" office:value-type="string" calcext:value-type="string">
            <text:p>naciye annemin hesabı</text:p>
          </table:table-cell>
          <table:table-cell table:style-name="ce15"/>
          <table:table-cell table:style-name="ce15" office:value-type="float" office:value="6000" calcext:value-type="float">
            <text:p>6.000,00</text:p>
          </table:table-cell>
          <table:table-cell table:style-name="ce15" table:formula="of:=[.E8]+[.C9]-[.D9]" office:value-type="float" office:value="-24818.14" calcext:value-type="float">
            <text:p>-24.818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1000" calcext:value-type="float">
            <text:p>1.000,00</text:p>
          </table:table-cell>
          <table:table-cell table:style-name="ce15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5000" calcext:value-type="float">
            <text:p>5.000,00</text:p>
          </table:table-cell>
          <table:table-cell table:style-name="ce15" table:formula="of:=[.E11]+[.C12]-[.D12]" office:value-type="float" office:value="-30818.14" calcext:value-type="float">
            <text:p>-30.818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2]+[.C13]-[.D13]" office:value-type="float" office:value="-30818.14" calcext:value-type="float">
            <text:p>-30.818,1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su vergi bldy</text:p>
          </table:table-cell>
          <table:table-cell table:style-name="ce15"/>
          <table:table-cell table:style-name="ce15" office:value-type="float" office:value="4291" calcext:value-type="float">
            <text:p>4.291,00</text:p>
          </table:table-cell>
          <table:table-cell table:style-name="ce15" table:formula="of:=[.E13]+[.C14]-[.D14]" office:value-type="float" office:value="-35109.14" calcext:value-type="float">
            <text:p>-35.109,1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emlak vergisi</text:p>
          </table:table-cell>
          <table:table-cell table:style-name="ce15"/>
          <table:table-cell table:style-name="ce15" office:value-type="float" office:value="5020" calcext:value-type="float">
            <text:p>5.020,00</text:p>
          </table:table-cell>
          <table:table-cell table:style-name="ce15" table:formula="of:=[.E14]+[.C15]-[.D15]" office:value-type="float" office:value="-40129.14" calcext:value-type="float">
            <text:p>-40.129,14</text:p>
          </table:table-cell>
        </table:table-row>
        <table:table-row table:style-name="ro2">
          <table:table-cell/>
          <table:table-cell table:style-name="ce15" table:number-columns-repeated="3"/>
          <table:table-cell table:style-name="ce15" table:formula="of:=[.E15]+[.C16]-[.D16]" office:value-type="float" office:value="-40129.14" calcext:value-type="float">
            <text:p>-40.129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76" office:value-type="string" calcext:value-type="string">
            <text:p>kombi</text:p>
          </table:table-cell>
          <table:table-cell table:style-name="ce15"/>
          <table:table-cell table:style-name="ce76" office:value-type="float" office:value="11720" calcext:value-type="float">
            <text:p>11.720,00</text:p>
          </table:table-cell>
          <table:table-cell table:style-name="ce15" table:formula="of:=[.E17]+[.C18]-[.D18]" office:value-type="float" office:value="-51849.14" calcext:value-type="float">
            <text:p>-51.849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76" office:value-type="string" calcext:value-type="string">
            <text:p>AYŞE KİRA VERGİSİ</text:p>
          </table:table-cell>
          <table:table-cell table:style-name="ce15"/>
          <table:table-cell table:style-name="ce76" office:value-type="float" office:value="949.9" calcext:value-type="float">
            <text:p>949,90</text:p>
          </table:table-cell>
          <table:table-cell table:style-name="ce15" table:formula="of:=[.E19]+[.C20]-[.D20]" office:value-type="float" office:value="-52799.04" calcext:value-type="float">
            <text:p>-52.799,0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20]+[.C21]-[.D21]" office:value-type="float" office:value="-52799.04" calcext:value-type="float">
            <text:p>-52.799,0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21]+[.C22]-[.D22]" office:value-type="float" office:value="-52799.04" calcext:value-type="float">
            <text:p>-52.799,04</text:p>
          </table:table-cell>
        </table:table-row>
        <table:table-row table:style-name="ro2">
          <table:table-cell/>
          <table:table-cell table:style-name="ce15" table:number-columns-repeated="3"/>
          <table:table-cell table:style-name="ce15" table:formula="of:=[.E22]+[.C23]-[.D23]" office:value-type="float" office:value="-52799.04" calcext:value-type="float">
            <text:p>-52.799,04</text:p>
          </table:table-cell>
        </table:table-row>
        <table:table-row table:style-name="ro2" table:number-rows-repeated="3"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ce15" table:number-columns-repeated="4"/>
        </table:table-row>
        <table:table-row table:style-name="ro2">
          <table:table-cell/>
          <table:table-cell table:style-name="ce15" table:number-columns-repeated="3"/>
          <table:table-cell table:style-name="ce20"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elanik" table:style-name="ta1">
        <table:table-column table:style-name="co26" table:default-cell-style-name="ce78"/>
        <table:table-column table:style-name="co15" table:default-cell-style-name="ce81"/>
        <table:table-column table:style-name="co27" table:default-cell-style-name="ce79"/>
        <table:table-column table:style-name="co15" table:number-columns-repeated="2" table:default-cell-style-name="ce79"/>
        <table:table-column table:style-name="co15" table:number-columns-repeated="2" table:default-cell-style-name="ce76"/>
        <table:table-row table:style-name="ro5">
          <table:table-cell/>
          <table:table-cell table:style-name="ce79"/>
          <table:table-cell office:value-type="string" calcext:value-type="string">
            <text:p>DOĞUŞ – SANAYİ HESAP</text:p>
          </table:table-cell>
          <table:table-cell office:value-type="string" calcext:value-type="string">
            <text:p>GİRİŞ</text:p>
          </table:table-cell>
          <table:table-cell office:value-type="string" calcext:value-type="string">
            <text:p>ÇIKIŞ</text:p>
          </table:table-cell>
          <table:table-cell/>
          <table:table-cell table:style-name="ce79"/>
        </table:table-row>
        <table:table-row table:style-name="ro5" table:number-rows-repeated="4">
          <table:table-cell/>
          <table:table-cell table:style-name="ce79"/>
          <table:table-cell table:number-columns-repeated="4"/>
          <table:table-cell table:style-name="ce79"/>
        </table:table-row>
        <table:table-row table:style-name="ro5">
          <table:table-cell/>
          <table:table-cell table:style-name="ce79"/>
          <table:table-cell table:number-columns-repeated="4"/>
          <table:table-cell table:style-name="ce85"/>
        </table:table-row>
        <table:table-row table:style-name="ro5">
          <table:table-cell/>
          <table:table-cell table:style-name="ce79"/>
          <table:table-cell office:value-type="string" calcext:value-type="string">
            <text:p>doğuş alacaklı</text:p>
          </table:table-cell>
          <table:table-cell table:number-columns-repeated="3"/>
          <table:table-cell table:style-name="ce86" table:formula="of:=[.G8]-[.D7]+[.E7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9]-[.D8]+[.E8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0]-[.D9]+[.E9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1]-[.D10]+[.E10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2]-[.D11]+[.E11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3]-[.D12]+[.E12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4]-[.D13]+[.E13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5]-[.D14]+[.E14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6]-[.D15]+[.E15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office:value-type="date" office:date-value="2018-12-12" calcext:value-type="date">
            <text:p>12.12.2018</text:p>
          </table:table-cell>
          <table:table-cell office:value-type="string" calcext:value-type="string">
            <text:p>Doğuş işbank kredi ödemesi 12.ay</text:p>
          </table:table-cell>
          <table:table-cell/>
          <table:table-cell office:value-type="float" office:value="3344.12" calcext:value-type="float">
            <text:p>3344,12</text:p>
          </table:table-cell>
          <table:table-cell/>
          <table:table-cell table:formula="of:=[.G17]-[.D16]+[.E16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office:value-type="date" office:date-value="2018-12-12" calcext:value-type="date">
            <text:p>12.12.2018</text:p>
          </table:table-cell>
          <table:table-cell office:value-type="string" calcext:value-type="string">
            <text:p>Ali Balcıdan nakit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table:formula="of:=[.G18]-[.D17]+[.E17]" office:value-type="float" office:value="90710.04" calcext:value-type="float">
            <text:p>90.710,04</text:p>
          </table:table-cell>
        </table:table-row>
        <table:table-row table:style-name="ro5">
          <table:table-cell/>
          <table:table-cell office:value-type="date" office:date-value="2018-12-11" calcext:value-type="date">
            <text:p>11.12.2018</text:p>
          </table:table-cell>
          <table:table-cell office:value-type="string" calcext:value-type="string">
            <text:p>Ali Balcıya sezai hesabına yatırılan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formula="of:=[.G19]-[.D18]+[.E18]" office:value-type="float" office:value="94110.04" calcext:value-type="float">
            <text:p>94.110,04</text:p>
          </table:table-cell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imar barışı atila daire maliyeye yatan</text:p>
          </table:table-cell>
          <table:table-cell/>
          <table:table-cell office:value-type="float" office:value="8466.82" calcext:value-type="float">
            <text:p>8466,82</text:p>
          </table:table-cell>
          <table:table-cell/>
          <table:table-cell table:formula="of:=[.G20]-[.D19]+[.E19]" office:value-type="float" office:value="79110.04" calcext:value-type="float">
            <text:p>79.110,04</text:p>
          </table:table-cell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ali balcıya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table:formula="of:=[.G21]-[.D20]+[.E20]" office:value-type="float" office:value="70643.22" calcext:value-type="float">
            <text:p>70.643,22</text:p>
          </table:table-cell>
        </table:table-row>
        <table:table-row table:style-name="ro5">
          <table:table-cell/>
          <table:table-cell office:value-type="date" office:date-value="2018-11-28" calcext:value-type="date">
            <text:p>28.11.2018</text:p>
          </table:table-cell>
          <table:table-cell office:value-type="string" calcext:value-type="string">
            <text:p>mehmet ünveroğlu 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23]-[.D21]+[.E21]" office:value-type="float" office:value="67643.22" calcext:value-type="float">
            <text:p>67.643,22</text:p>
          </table:table-cell>
        </table:table-row>
        <table:table-row table:style-name="ro5">
          <table:table-cell/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atila havale ANKARA pnomatik hortum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table:formula="of:=[.G20]-[.D22]+[.E22]" office:value-type="float" office:value="70940.22" calcext:value-type="float">
            <text:p>70.940,22</text:p>
          </table:table-cell>
        </table:table-row>
        <table:table-row table:style-name="ro5">
          <table:table-cell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formula="of:=[.G24]-[.D23]+[.E23]" office:value-type="float" office:value="70643.22" calcext:value-type="float">
            <text:p>70.643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1-09" calcext:value-type="date">
            <text:p>09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[.G25]-[.D24]+[.E24]" office:value-type="float" office:value="70143.22" calcext:value-type="float">
            <text:p>70.143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havale okay taş</text:p>
          </table:table-cell>
          <table:table-cell table:style-name="Default"/>
          <table:table-cell office:value-type="float" office:value="7505" calcext:value-type="float">
            <text:p>7505</text:p>
          </table:table-cell>
          <table:table-cell/>
          <table:table-cell table:formula="of:=[.G26]-[.D25]+[.E25]" office:value-type="float" office:value="62143.22" calcext:value-type="float">
            <text:p>62.143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bankada nkt</text:p>
          </table:table-cell>
          <table:table-cell table:style-name="Default"/>
          <table:table-cell office:value-type="float" office:value="17500" calcext:value-type="float">
            <text:p>17500</text:p>
          </table:table-cell>
          <table:table-cell/>
          <table:table-cell table:formula="of:=[.G27]-[.D26]+[.E26]" office:value-type="float" office:value="54638.22" calcext:value-type="float">
            <text:p>54.638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ye işbank hesaptan</text:p>
          </table:table-cell>
          <table:table-cell table:style-name="Default"/>
          <table:table-cell office:value-type="float" office:value="18200" calcext:value-type="float">
            <text:p>18200</text:p>
          </table:table-cell>
          <table:table-cell/>
          <table:table-cell table:formula="of:=[.G28]-[.D27]+[.E27]" office:value-type="float" office:value="37138.22" calcext:value-type="float">
            <text:p>37.138,22</text:p>
          </table:table-cell>
        </table:table-row>
        <table:table-row table:style-name="ro5">
          <table:table-cell/>
          <table:table-cell office:value-type="date" office:date-value="2018-10-15" calcext:value-type="date">
            <text:p>15.10.2018</text:p>
          </table:table-cell>
          <table:table-cell office:value-type="string" calcext:value-type="string">
            <text:p>aliye kasadan 17000-17000=0</text:p>
          </table:table-cell>
          <table:table-cell table:style-name="Default"/>
          <table:table-cell office:value-type="float" office:value="17000" calcext:value-type="float">
            <text:p>17000</text:p>
          </table:table-cell>
          <table:table-cell/>
          <table:table-cell table:formula="of:=[.G29]-[.D28]+[.E28]" office:value-type="float" office:value="18938.22" calcext:value-type="float">
            <text:p>18.938,22</text:p>
          </table:table-cell>
        </table:table-row>
        <table:table-row table:style-name="ro5">
          <table:table-cell/>
          <table:table-cell office:value-type="date" office:date-value="2018-10-04" calcext:value-type="date">
            <text:p>04.10.2018</text:p>
          </table:table-cell>
          <table:table-cell office:value-type="string" calcext:value-type="string">
            <text:p>aliye kasadan 27000-10000=17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/>
          <table:table-cell table:formula="of:=[.G30]-[.D29]+[.E29]" office:value-type="float" office:value="1938.22" calcext:value-type="float">
            <text:p>1.938,22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aliye kasadan 30000-3000=27000</text:p>
          </table:table-cell>
          <table:table-cell table:style-name="Default"/>
          <table:table-cell office:value-type="float" office:value="3000" calcext:value-type="float">
            <text:p>3000</text:p>
          </table:table-cell>
          <table:table-cell/>
          <table:table-cell table:formula="of:=[.G31]-[.D30]+[.E30]" office:value-type="float" office:value="-8061.78" calcext:value-type="float">
            <text:p>-8.061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3" calcext:value-type="date">
            <text:p>23.09.2018</text:p>
          </table:table-cell>
          <table:table-cell office:value-type="string" calcext:value-type="string">
            <text:p>fikret yalçın havale</text:p>
          </table:table-cell>
          <table:table-cell table:style-name="Default"/>
          <table:table-cell office:value-type="float" office:value="3002" calcext:value-type="float">
            <text:p>3002</text:p>
          </table:table-cell>
          <table:table-cell/>
          <table:table-cell table:formula="of:=[.G32]-[.D31]+[.E31]" office:value-type="float" office:value="-11061.78" calcext:value-type="float">
            <text:p>-11.061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6" calcext:value-type="date">
            <text:p>26.09.2018</text:p>
          </table:table-cell>
          <table:table-cell office:value-type="string" calcext:value-type="string">
            <text:p>recep kuzu</text:p>
          </table:table-cell>
          <table:table-cell table:style-name="Default"/>
          <table:table-cell office:value-type="float" office:value="1005" calcext:value-type="float">
            <text:p>1005</text:p>
          </table:table-cell>
          <table:table-cell/>
          <table:table-cell table:formula="of:=[.G33]-[.D32]+[.E32]" office:value-type="float" office:value="-14063.78" calcext:value-type="float">
            <text:p>-14.063,78</text:p>
          </table:table-cell>
        </table:table-row>
        <table:table-row table:style-name="ro5">
          <table:table-cell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aliye kasadan 50000-20000=30000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/>
          <table:table-cell table:formula="of:=[.G34]-[.D33]+[.E33]" office:value-type="float" office:value="-15068.78" calcext:value-type="float">
            <text:p>-15.068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fikret yalçın havale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table:formula="of:=[.G35]-[.D34]+[.E34]" office:value-type="float" office:value="-35068.78" calcext:value-type="float">
            <text:p>-35.068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4" calcext:value-type="date">
            <text:p>24.09.2018</text:p>
          </table:table-cell>
          <table:table-cell office:value-type="string" calcext:value-type="string">
            <text:p>yusuf yokuş halk eft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table:formula="of:=[.G36]-[.D35]+[.E35]" office:value-type="float" office:value="-36073.78" calcext:value-type="float">
            <text:p>-36.073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aliye maaş için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/>
          <table:table-cell table:formula="of:=[.G37]-[.D36]+[.E36]" office:value-type="float" office:value="-36858.78" calcext:value-type="float">
            <text:p>-36.858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table:style-name="ce79"/>
          <table:table-cell office:value-type="string" calcext:value-type="string">
            <text:p>ankara dişli eft</text:p>
          </table:table-cell>
          <table:table-cell table:style-name="Default"/>
          <table:table-cell office:value-type="float" office:value="2005" calcext:value-type="float">
            <text:p>2005</text:p>
          </table:table-cell>
          <table:table-cell/>
          <table:table-cell table:formula="of:=[.G38]-[.D37]+[.E37]" office:value-type="float" office:value="-66858.78" calcext:value-type="float">
            <text:p>-66.858,78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yeşilyurt hızarhane arsadan</text:p>
          </table:table-cell>
          <table:table-cell office:value-type="float" office:value="205000" calcext:value-type="float">
            <text:p>205000</text:p>
          </table:table-cell>
          <table:table-cell table:style-name="Default"/>
          <table:table-cell/>
          <table:table-cell table:formula="of:=[.G39]-[.D38]+[.E38]" office:value-type="float" office:value="-68863.78" calcext:value-type="float">
            <text:p>-68.863,78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40]-[.D39]+[.E39]" office:value-type="float" office:value="136136.22" calcext:value-type="float">
            <text:p>136.136,22</text:p>
          </table:table-cell>
        </table:table-row>
        <table:table-row table:style-name="ro5">
          <table:table-cell/>
          <table:table-cell office:value-type="date" office:date-value="2018-09-06" calcext:value-type="date">
            <text:p>06.09.2018</text:p>
          </table:table-cell>
          <table:table-cell office:value-type="string" calcext:value-type="string">
            <text:p>ayhan akdoğan sulusaray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41]-[.D40]+[.E40]" office:value-type="float" office:value="136136.22" calcext:value-type="float">
            <text:p>136.136,22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ankara ocak tabanca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table:formula="of:=[.G42]-[.D41]+[.E41]" office:value-type="float" office:value="139136.22" calcext:value-type="float">
            <text:p>139.136,22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toyota sigorta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ce79"/>
          <table:table-cell table:formula="of:=[.G43]-[.D42]+[.E42]" office:value-type="float" office:value="137956.22" calcext:value-type="float">
            <text:p>137.956,22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toyota gaz benzin</text:p>
          </table:table-cell>
          <table:table-cell/>
          <table:table-cell office:value-type="float" office:value="297.11" calcext:value-type="float">
            <text:p>297,11</text:p>
          </table:table-cell>
          <table:table-cell table:style-name="ce79"/>
          <table:table-cell table:formula="of:=[.G44]-[.D43]+[.E43]" office:value-type="float" office:value="137030.22" calcext:value-type="float">
            <text:p>137.030,22</text:p>
          </table:table-cell>
        </table:table-row>
        <table:table-row table:style-name="ro5">
          <table:table-cell table:style-name="ce79"/>
          <table:table-cell table:style-name="ce82" office:value-type="date" office:date-value="2018-11-02" calcext:value-type="date">
            <text:p>02.11.2018</text:p>
          </table:table-cell>
          <table:table-cell office:value-type="string" calcext:value-type="string">
            <text:p>toyota devir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79"/>
          <table:table-cell table:formula="of:=[.G45]-[.D44]+[.E44]" office:value-type="float" office:value="136733.11" calcext:value-type="float">
            <text:p>136.733,11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ocak alışveriş tava</text:p>
          </table:table-cell>
          <table:table-cell/>
          <table:table-cell office:value-type="float" office:value="28.95" calcext:value-type="float">
            <text:p>28,95</text:p>
          </table:table-cell>
          <table:table-cell table:style-name="ce79"/>
          <table:table-cell table:formula="of:=[.G46]-[.D45]+[.E45]" office:value-type="float" office:value="136573.11" calcext:value-type="float">
            <text:p>136.573,11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ocak alışveriş sigara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79"/>
          <table:table-cell table:formula="of:=[.G47]-[.D46]+[.E46]" office:value-type="float" office:value="136544.16" calcext:value-type="float">
            <text:p>136.544,16</text:p>
          </table:table-cell>
        </table:table-row>
        <table:table-row table:style-name="ro5">
          <table:table-cell table:style-name="ce79"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ocak alışveriş</text:p>
          </table:table-cell>
          <table:table-cell/>
          <table:table-cell office:value-type="float" office:value="368.73" calcext:value-type="float">
            <text:p>368,73</text:p>
          </table:table-cell>
          <table:table-cell table:style-name="ce79"/>
          <table:table-cell table:formula="of:=[.G48]-[.D47]+[.E47]" office:value-type="float" office:value="136449.16" calcext:value-type="float">
            <text:p>136.449,16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kepçe cam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79"/>
          <table:table-cell table:formula="of:=[.G49]-[.D48]+[.E48]" office:value-type="float" office:value="136080.43" calcext:value-type="float">
            <text:p>136.080,43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kaportacı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79"/>
          <table:table-cell table:formula="of:=[.G50]-[.D49]+[.E49]" office:value-type="float" office:value="136010.43" calcext:value-type="float">
            <text:p>136.010,43</text:p>
          </table:table-cell>
        </table:table-row>
        <table:table-row table:style-name="ro5">
          <table:table-cell table:style-name="ce79"/>
          <table:table-cell table:style-name="ce82"/>
          <table:table-cell office:value-type="string" calcext:value-type="string">
            <text:p>atila kk mustaf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79"/>
          <table:table-cell table:formula="of:=[.G51]-[.D50]+[.E50]" office:value-type="float" office:value="135910.43" calcext:value-type="float">
            <text:p>135.910,43</text:p>
          </table:table-cell>
        </table:table-row>
        <table:table-row table:style-name="ro5">
          <table:table-cell table:style-name="ce79"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mermer Kaparo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9"/>
          <table:table-cell table:formula="of:=[.G52]-[.D51]+[.E51]" office:value-type="float" office:value="135310.43" calcext:value-type="float">
            <text:p>135.310,43</text:p>
          </table:table-cell>
        </table:table-row>
        <table:table-row table:style-name="ro5">
          <table:table-cell table:style-name="ce79"/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ünye taşyünü RSMnin ödediği nakliye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79"/>
          <table:table-cell table:formula="of:=[.G53]-[.D52]+[.E52]" office:value-type="float" office:value="135810.43" calcext:value-type="float">
            <text:p>135.810,43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aliye kiracı ademden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79"/>
          <table:table-cell table:formula="of:=[.G54]-[.D53]+[.E53]" office:value-type="float" office:value="137660.43" calcext:value-type="float">
            <text:p>137.660,43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atlia vakıfbank hesabına özge kira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ce79"/>
          <table:table-cell table:formula="of:=[.G55]-[.D54]+[.E54]" office:value-type="float" office:value="135760.43" calcext:value-type="float">
            <text:p>135.760,43</text:p>
          </table:table-cell>
        </table:table-row>
        <table:table-row table:style-name="ro5">
          <table:table-cell table:style-name="ce79"/>
          <table:table-cell office:value-type="date" office:date-value="2018-07-05" calcext:value-type="date">
            <text:p>05.07.2018</text:p>
          </table:table-cell>
          <table:table-cell office:value-type="string" calcext:value-type="string">
            <text:p>aliye kiracı ademden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79"/>
          <table:table-cell table:formula="of:=[.G56]-[.D55]+[.E55]" office:value-type="float" office:value="134510.43" calcext:value-type="float">
            <text:p>134.510,43</text:p>
          </table:table-cell>
        </table:table-row>
        <table:table-row table:style-name="ro5">
          <table:table-cell table:style-name="ce79"/>
          <table:table-cell table:style-name="ce82"/>
          <table:table-cell office:value-type="string" calcext:value-type="string">
            <text:p>kiracı kepçeci emlakçı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9"/>
          <table:table-cell table:formula="of:=[.G57]-[.D56]+[.E56]" office:value-type="float" office:value="119510.43" calcext:value-type="float">
            <text:p>119.510,43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boya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formula="of:=[.G58]-[.D57]+[.E57]" office:value-type="float" office:value="118510.43" calcext:value-type="float">
            <text:p>118.510,43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2017 hesaptan kalan doğuş alacaklı</text:p>
          </table:table-cell>
          <table:table-cell table:style-name="Default"/>
          <table:table-cell table:style-name="ce20" office:value-type="float" office:value="118350.43" calcext:value-type="float">
            <text:p>118.350,43</text:p>
          </table:table-cell>
          <table:table-cell/>
          <table:table-cell table:formula="of:=[.G59]-[.D58]+[.E58]" office:value-type="float" office:value="118350.43" calcext:value-type="float">
            <text:p>118.350,43</text:p>
          </table:table-cell>
        </table:table-row>
        <table:table-row table:style-name="ro5" table:number-rows-repeated="2">
          <table:table-cell table:style-name="ce80"/>
          <table:table-cell table:style-name="Default" table:number-columns-repeated="5"/>
          <table:table-cell/>
        </table:table-row>
        <table:table-row table:style-name="ro5">
          <table:table-cell table:style-name="ce80"/>
          <table:table-cell table:style-name="ce83"/>
          <table:table-cell table:style-name="ce84" table:number-columns-repeated="4"/>
          <table:table-cell table:style-name="Default"/>
        </table:table-row>
        <table:table-row table:style-name="ro2" table:number-rows-repeated="10">
          <table:table-cell table:style-name="ce80"/>
          <table:table-cell table:style-name="Default" table:number-columns-repeated="6"/>
        </table:table-row>
        <table:table-row table:style-name="ro2">
          <table:table-cell table:style-name="ce80"/>
          <table:table-cell table:style-name="Default" table:number-columns-repeated="6"/>
        </table:table-row>
      </table:table>
      <table:table table:name="DOĞUŞ" table:style-name="ta1">
        <table:table-column table:style-name="co28" table:default-cell-style-name="ce87"/>
        <table:table-column table:style-name="co29" table:default-cell-style-name="ce88"/>
        <table:table-column table:style-name="co30" table:default-cell-style-name="ce94"/>
        <table:table-column table:style-name="co31" table:default-cell-style-name="ce94"/>
        <table:table-column table:style-name="co32" table:default-cell-style-name="ce94"/>
        <table:table-column table:style-name="co33" table:default-cell-style-name="ce94"/>
        <table:table-column table:style-name="co34" table:default-cell-style-name="ce88"/>
        <table:table-column table:style-name="co35" table:number-columns-repeated="1000" table:default-cell-style-name="ce88"/>
        <table:table-column table:style-name="co35" table:number-columns-repeated="17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89" office:value-type="string" calcext:value-type="string">
            <text:p>kiraya aktarılan</text:p>
          </table:table-cell>
          <table:table-cell table:style-name="ce95" table:number-columns-repeated="2"/>
          <table:table-cell table:style-name="ce99" table:formula="of:=[.E3]+[.C2]+[.D2]" office:value-type="float" office:value="129473" calcext:value-type="float">
            <text:p>129.473,00</text:p>
          </table:table-cell>
          <table:table-cell table:style-name="ce105"/>
          <table:table-cell table:number-columns-repeated="1018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4]+[.C3]+[.D3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5]+[.C4]+[.D4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6]+[.C5]+[.D5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2011 emlak vergi</text:p>
          </table:table-cell>
          <table:table-cell/>
          <table:table-cell office:value-type="float" office:value="1862" calcext:value-type="float">
            <text:p>1.862,00</text:p>
          </table:table-cell>
          <table:table-cell table:style-name="ce100" table:formula="of:=[.E7]+[.C6]+[.D6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doğuş hesabı <text:s/>1/2</text:p>
          </table:table-cell>
          <table:table-cell/>
          <table:table-cell table:formula="of:=[$DOĞUŞ.E24]/2" office:value-type="float" office:value="125266" calcext:value-type="float">
            <text:p>125.266,00</text:p>
          </table:table-cell>
          <table:table-cell table:style-name="ce100" table:formula="of:=[.E8]+[.C7]+[.D7]" office:value-type="float" office:value="127611" calcext:value-type="float">
            <text:p>127.611,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nazana ait esnaf koop aidat ödemesi <text:s text:c="4"/>15-2-2016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00" table:formula="of:=[.E9]+[.C8]+[.D8]" office:value-type="float" office:value="2345" calcext:value-type="float">
            <text:p>2.345,0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10]+[.C9]+[.D9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5">
          <table:table-cell/>
          <table:table-cell table:style-name="ce91" office:value-type="string" calcext:value-type="string">
            <text:p>2013 2014 gelir vergisi farkı ankaradaki ev kira vergisi </text:p>
          </table:table-cell>
          <table:table-cell table:style-name="ce96"/>
          <table:table-cell table:style-name="ce96" office:value-type="float" office:value="1695" calcext:value-type="float">
            <text:p>1.695,00</text:p>
          </table:table-cell>
          <table:table-cell table:style-name="ce101" table:formula="of:=[.E11]+[.C10]+[.D10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92" office:value-type="string" calcext:value-type="string">
            <text:p>DOĞUŞ TİCARET KAPANIŞ HESABI</text:p>
          </table:table-cell>
          <table:table-cell table:style-name="ce95" table:number-columns-repeated="2"/>
          <table:table-cell table:style-name="ce99"/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/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sanayi dükkan masrafı</text:p>
          </table:table-cell>
          <table:table-cell table:style-name="ce88" office:value-type="float" office:value="20000" calcext:value-type="float">
            <text:p>20000</text:p>
          </table:table-cell>
          <table:table-cell/>
          <table:table-cell table:style-name="ce102" table:formula="of:=[.E13]+[.D14]+[.C14]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hacı bağkur borcu</text:p>
          </table:table-cell>
          <table:table-cell table:style-name="ce88" office:value-type="float" office:value="24710" calcext:value-type="float">
            <text:p>24710</text:p>
          </table:table-cell>
          <table:table-cell table:style-name="ce88"/>
          <table:table-cell table:style-name="ce102" table:formula="of:=[.E14]+[.D15]+[.C15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style-name="ce88" table:number-columns-repeated="2"/>
          <table:table-cell table:style-name="ce102" table:formula="of:=[.E15]+[.D16]+[.C16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satış kdv</text:p>
          </table:table-cell>
          <table:table-cell table:style-name="ce88" office:value-type="float" office:value="13750" calcext:value-type="float">
            <text:p>13750</text:p>
          </table:table-cell>
          <table:table-cell table:style-name="ce88"/>
          <table:table-cell table:style-name="ce102" table:formula="of:=[.E16]+[.D17]+[.C17]" office:value-type="float" office:value="58460" calcext:value-type="float">
            <text:p>5846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maliye vergi</text:p>
          </table:table-cell>
          <table:table-cell table:style-name="ce88" office:value-type="float" office:value="7000" calcext:value-type="float">
            <text:p>7000</text:p>
          </table:table-cell>
          <table:table-cell table:style-name="ce88"/>
          <table:table-cell table:style-name="ce102" table:formula="of:=[.E17]+[.D18]+[.C18]" office:value-type="float" office:value="65460" calcext:value-type="float">
            <text:p>6546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yanar</text:p>
          </table:table-cell>
          <table:table-cell table:style-name="ce88" office:value-type="float" office:value="170000" calcext:value-type="float">
            <text:p>170000</text:p>
          </table:table-cell>
          <table:table-cell table:style-name="ce88"/>
          <table:table-cell table:style-name="ce102" table:formula="of:=[.E18]+[.D19]+[.C19]" office:value-type="float" office:value="235460" calcext:value-type="float">
            <text:p>23546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diğer veresiye</text:p>
          </table:table-cell>
          <table:table-cell table:style-name="ce88" office:value-type="float" office:value="15072" calcext:value-type="float">
            <text:p>15072</text:p>
          </table:table-cell>
          <table:table-cell table:style-name="ce88"/>
          <table:table-cell table:style-name="ce102" table:formula="of:=[.E19]+[.D20]+[.C20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3"/>
          <table:table-cell table:style-name="ce97"/>
          <table:table-cell table:style-name="ce88"/>
          <table:table-cell table:style-name="ce102" table:formula="of:=[.E20]+[.D21]+[.C21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3"/>
          <table:table-cell table:style-name="ce97"/>
          <table:table-cell table:style-name="ce88"/>
          <table:table-cell table:style-name="ce102" table:formula="of:=[.E21]+[.D22]+[.C22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style-name="ce88" table:number-columns-repeated="2"/>
          <table:table-cell table:style-name="ce102" table:formula="of:=[.E22]+[.D23]+[.C23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style-name="ce88" table:number-columns-repeated="2"/>
          <table:table-cell table:style-name="ce103" table:formula="of:=[.E23]+[.D24]+[.C24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1"/>
          <table:table-cell table:style-name="ce98" table:number-columns-repeated="2"/>
          <table:table-cell table:style-name="ce104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2"/>
          <table:table-cell table:style-name="ce97" table:number-columns-repeated="7"/>
          <table:table-cell table:number-columns-repeated="1015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B" table:style-name="ta1">
        <table:table-column table:style-name="co36" table:default-cell-style-name="ce106"/>
        <table:table-column table:style-name="co37" table:default-cell-style-name="ce107"/>
        <table:table-column table:style-name="co38" table:default-cell-style-name="ce107"/>
        <table:table-column table:style-name="co35" table:default-cell-style-name="ce107"/>
        <table:table-column table:style-name="co39" table:default-cell-style-name="ce107"/>
        <table:table-column table:style-name="co40" table:default-cell-style-name="ce107"/>
        <table:table-column table:style-name="co35" table:number-columns-repeated="1016" table:default-cell-style-name="ce107"/>
        <table:table-column table:style-name="co35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0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44:.C47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0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50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48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53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2]+[.C53]+[.C54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52]+[.F53]+[.F54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55]*100/[.C50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55]*100/[.C50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56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56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TPLM.F73]*-1" office:value-type="float" office:value="79068" calcext:value-type="float">
            <text:p>79.068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67]*100/[.C69]" office:value-type="float" office:value="4.93558052434457" calcext:value-type="float">
            <text:p>4,94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65]+[.C71]" office:value-type="float" office:value="81.1101471910112" calcext:value-type="float">
            <text:p>81,11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65]-[.C71]" office:value-type="float" office:value="18.8898528089888" calcext:value-type="float">
            <text:p>18,89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2" table:style-name="ta1">
        <table:table-column table:style-name="co36" table:default-cell-style-name="ce106"/>
        <table:table-column table:style-name="co37" table:default-cell-style-name="ce107"/>
        <table:table-column table:style-name="co38" table:default-cell-style-name="ce107"/>
        <table:table-column table:style-name="co35" table:default-cell-style-name="ce107"/>
        <table:table-column table:style-name="co39" table:default-cell-style-name="ce107"/>
        <table:table-column table:style-name="co40" table:default-cell-style-name="ce107"/>
        <table:table-column table:style-name="co35" table:number-columns-repeated="1016" table:default-cell-style-name="ce107"/>
        <table:table-column table:style-name="co35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11:.C14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7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17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15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20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9]+[.C20]+[.C21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19]+[.F20]+[.F21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22]*100/[.C17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22]*100/[.C17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23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23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TPLM.F73]*-1" office:value-type="float" office:value="79068" calcext:value-type="float">
            <text:p>79.068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34]*100/[.C36]" office:value-type="float" office:value="4.93558052434457" calcext:value-type="float">
            <text:p>4,94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32]+[.C38]" office:value-type="float" office:value="81.1101471910112" calcext:value-type="float">
            <text:p>81,11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32]-[.C38]" office:value-type="float" office:value="18.8898528089888" calcext:value-type="float">
            <text:p>18,89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zr Ykm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2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2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2]/100" office:value-type="float" office:value="31425" calcext:value-type="float">
            <text:p>31.425,00</text:p>
          </table:table-cell>
        </table:table-row>
        <table:table-row table:style-name="ro2">
          <table:table-cell table:style-name="ce66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3]/100" office:value-type="float" office:value="31425" calcext:value-type="float">
            <text:p>31.425,00</text:p>
          </table:table-cell>
        </table:table-row>
        <table:table-row table:style-name="ro2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4" table:number-rows-repeated="3">
          <table:table-cell/>
          <table:table-cell table:style-name="ce69"/>
          <table:table-cell table:number-columns-repeated="2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11:.F64])" office:value-type="float" office:value="62850" calcext:value-type="float">
            <text:p>62.850,00</text:p>
          </table:table-cell>
          <table:table-cell table:style-name="ce72" table:formula="of:=SUM([.G11:.G64])" office:value-type="float" office:value="62850" calcext:value-type="float">
            <text:p>62.850,00</text:p>
          </table:table-cell>
          <table:table-cell table:style-name="ce72" table:formula="of:=[.F8]-[.G8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0]+[.F19]-[.G1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22]+[.F21]-[.G21]" office:value-type="float" office:value="400" calcext:value-type="float">
            <text:p>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3]+[.F22]-[.G22]" office:value-type="float" office:value="5400" calcext:value-type="float">
            <text:p>5.40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4]+[.F23]-[.G23]" office:value-type="float" office:value="15400" calcext:value-type="float">
            <text:p>15.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20" table:formula="of:=[.H26]+[.F25]-[.G25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7]+[.F26]-[.G26]" office:value-type="float" office:value="100" calcext:value-type="float">
            <text:p>1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8]+[.F27]-[.G27]" office:value-type="float" office:value="200" calcext:value-type="float">
            <text:p>2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9]+[.F28]-[.G28]" office:value-type="float" office:value="400" calcext:value-type="float">
            <text:p>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30]+[.F29]-[.G29]" office:value-type="float" office:value="750" calcext:value-type="float">
            <text:p>75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20" table:formula="of:=[.H31]+[.F30]-[.G30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2]+[.F31]-[.G31]" office:value-type="float" office:value="8000" calcext:value-type="float">
            <text:p>8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table:style-name="Default"/>
          <table:table-cell table:formula="of:=[.H33]+[.F32]-[.G32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4]+[.F33]-[.G33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H47]+[.F34]-[.G34]" office:value-type="float" office:value="13000" calcext:value-type="float">
            <text:p>13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 table:number-rows-repeated="6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 office:value-type="float" office:value="2015" calcext:value-type="float">
            <text:p>2015</text:p>
          </table:table-cell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9350" calcext:value-type="float">
            <text:p>9.350,00</text:p>
          </table:table-cell>
          <table:table-cell/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9350" calcext:value-type="float">
            <text:p>9.35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/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900" calcext:value-type="float">
            <text:p>7.900,00</text:p>
          </table:table-cell>
          <table:table-cell/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7900" calcext:value-type="float">
            <text:p>7.90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200" calcext:value-type="float">
            <text:p>7.200,00</text:p>
          </table:table-cell>
          <table:table-cell/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200" calcext:value-type="float">
            <text:p>7.200,00</text:p>
          </table:table-cell>
          <table:table-cell table:number-columns-repeated="2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104851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zr Depo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20])" office:value-type="float" office:value="21000" calcext:value-type="float">
            <text:p>21.000,00</text:p>
          </table:table-cell>
          <table:table-cell table:style-name="ce72" table:formula="of:=SUM([.G4:.G20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doğuşun hesabı</text:p>
          </table:table-cell>
          <table:table-cell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anayi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1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34000" calcext:value-type="float">
            <text:p>34.000,00</text:p>
          </table:table-cell>
          <table:table-cell table:style-name="ce72" table:formula="of:=SUM([.G4:.G57])" office:value-type="float" office:value="34000" calcext:value-type="float">
            <text:p>34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66"/>
          <table:table-cell table:number-columns-repeated="7"/>
        </table:table-row>
        <table:table-row table:style-name="ro2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2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/>
        </table:table-row>
        <table:table-row table:style-name="ro2" table:number-rows-repeated="1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104851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left="17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10:25:35.31144208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04T11:56:57.549045064</dc:date>
    <meta:editing-duration>P1DT5H24M7S</meta:editing-duration>
    <meta:editing-cycles>52</meta:editing-cycles>
    <meta:generator>LibreOffice/6.1.5.2$Linux_X86_64 LibreOffice_project/10$Build-2</meta:generator>
    <meta:print-date>2018-11-29T17:51:21.472802661</meta:print-date>
    <meta:document-statistic meta:table-count="13" meta:cell-count="1300" meta:object-count="0"/>
  </office:meta>
</office:document-meta>
</file>